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Na_20_vlnách_20_internetu">
      <style:text-properties fo:font-style="italic" style:font-style-asian="italic" style:font-style-complex="italic"/>
    </style:style>
    <style:style style:name="P5" style:family="paragraph" style:parent-style-name="Text_20_body">
      <style:paragraph-properties fo:margin-left="0cm" fo:margin-right="0cm" fo:text-indent="0cm" style:auto-text-indent="false"/>
    </style:style>
    <style:style style:name="P6" style:family="paragraph" style:parent-style-name="Špeh">
      <style:text-properties officeooo:paragraph-rsid="00013dd1"/>
    </style:style>
    <style:style style:name="P7" style:family="paragraph" style:parent-style-name="Text_20_body">
      <style:text-properties officeooo:paragraph-rsid="000787f8"/>
    </style:style>
    <style:style style:name="P8" style:family="paragraph" style:parent-style-name="Text_20_body">
      <style:text-properties officeooo:paragraph-rsid="000854d4"/>
    </style:style>
    <style:style style:name="P9" style:family="paragraph" style:parent-style-name="Text_20_body">
      <style:text-properties officeooo:paragraph-rsid="0010101a"/>
    </style:style>
    <style:style style:name="T1" style:family="text">
      <style:text-properties officeooo:rsid="005616df"/>
    </style:style>
    <style:style style:name="T2" style:family="text">
      <style:text-properties style:text-underline-style="solid" style:text-underline-width="auto" style:text-underline-color="font-color"/>
    </style:style>
    <style:style style:name="T3" style:family="text">
      <style:text-properties style:font-name="Liberation Mono1" fo:font-style="italic" style:font-style-asian="italic" style:font-style-complex="italic"/>
    </style:style>
    <style:style style:name="T4" style:family="text">
      <style:text-properties officeooo:rsid="0005ed11"/>
    </style:style>
    <style:style style:name="T5" style:family="text">
      <style:text-properties fo:color="#c9211e"/>
    </style:style>
    <style:style style:name="T6" style:family="text">
      <style:text-properties fo:color="#c9211e" fo:font-size="10pt" fo:language="cs" fo:country="CZ" officeooo:rsid="0016dff7" style:font-size-asian="10pt" style:font-size-complex="10pt"/>
    </style:style>
    <style:style style:name="T7" style:family="text">
      <style:text-properties fo:color="#c9211e" fo:font-size="10pt" fo:language="cs" fo:country="CZ" officeooo:rsid="00184857" style:font-size-asian="10pt" style:font-size-complex="10pt"/>
    </style:style>
    <style:style style:name="T8" style:family="text">
      <style:text-properties fo:color="#c9211e" officeooo:rsid="00184857"/>
    </style:style>
    <style:style style:name="T9" style:family="text">
      <style:text-properties fo:color="#81d41a"/>
    </style:style>
    <style:style style:name="T10" style:family="text">
      <style:text-properties fo:color="#81d41a" fo:font-size="10pt" officeooo:rsid="000cad90"/>
    </style:style>
    <style:style style:name="T11" style:family="text">
      <style:text-properties style:use-window-font-color="true"/>
    </style:style>
    <style:style style:name="T12" style:family="text">
      <style:text-properties style:use-window-font-color="true" fo:font-size="10pt" officeooo:rsid="000dfb11"/>
    </style:style>
    <style:style style:name="T13" style:family="text">
      <style:text-properties style:use-window-font-color="true" fo:font-size="10pt" officeooo:rsid="00100b83"/>
    </style:style>
    <style:style style:name="T14" style:family="text">
      <style:text-properties style:use-window-font-color="true" fo:font-size="10pt" officeooo:rsid="00101c61"/>
    </style:style>
    <style:style style:name="T15" style:family="text">
      <style:text-properties style:use-window-font-color="true" fo:font-size="10pt" officeooo:rsid="00119f80"/>
    </style:style>
    <style:style style:name="T16" style:family="text">
      <style:text-properties style:use-window-font-color="true" fo:font-size="10pt" officeooo:rsid="001312ca"/>
    </style:style>
    <style:style style:name="T17" style:family="text">
      <style:text-properties style:use-window-font-color="true" fo:font-size="10pt" fo:language="cs" fo:country="CZ" officeooo:rsid="0016dff7" style:font-size-asian="10pt" style:font-size-complex="10pt"/>
    </style:style>
    <style:style style:name="T18" style:family="text">
      <style:text-properties style:use-window-font-color="true" fo:font-size="10pt" fo:language="cs" fo:country="CZ" officeooo:rsid="00184857" style:font-size-asian="10pt" style:font-size-complex="10pt"/>
    </style:style>
    <style:style style:name="T19" style:family="text">
      <style:text-properties style:use-window-font-color="true" officeooo:rsid="000e8dc3"/>
    </style:style>
    <style:style style:name="T20" style:family="text">
      <style:text-properties style:use-window-font-color="true" officeooo:rsid="0010101a"/>
    </style:style>
    <style:style style:name="T21" style:family="text">
      <style:text-properties style:use-window-font-color="true" officeooo:rsid="00101c61"/>
    </style:style>
    <style:style style:name="T22" style:family="text">
      <style:text-properties style:use-window-font-color="true" officeooo:rsid="00119f80"/>
    </style:style>
    <style:style style:name="T23" style:family="text">
      <style:text-properties style:use-window-font-color="true" style:font-name="Liberation Mono" fo:font-size="9pt" fo:font-weight="bold" officeooo:rsid="001312ca"/>
    </style:style>
    <style:style style:name="T24" style:family="text">
      <style:text-properties fo:font-size="10pt" officeooo:rsid="0010101a"/>
    </style:style>
    <style:style style:name="T25" style:family="text">
      <style:text-properties fo:color="#ff8000"/>
    </style:style>
    <style:style style:name="T26" style:family="text">
      <style:text-properties officeooo:rsid="00100b83"/>
    </style:style>
    <style:style style:name="T27" style:family="text">
      <style:text-properties officeooo:rsid="0010101a"/>
    </style:style>
    <style:style style:name="T28" style:family="text">
      <style:text-properties officeooo:rsid="00101c61"/>
    </style:style>
    <style:style style:name="T29" style:family="text">
      <style:text-properties officeooo:rsid="001312ca"/>
    </style:style>
    <style:style style:name="T30" style:family="text">
      <style:text-properties fo:color="#800080"/>
    </style:style>
    <style:style style:name="T31" style:family="text">
      <style:text-properties officeooo:rsid="00139d90"/>
    </style:style>
    <style:style style:name="T32" style:family="text">
      <style:text-properties officeooo:rsid="0016dff7"/>
    </style:style>
    <style:style style:name="T33" style:family="text">
      <style:text-properties officeooo:rsid="001822f0"/>
    </style:style>
    <style:style style:name="T34" style:family="text">
      <style:text-properties officeooo:rsid="00184857"/>
    </style:style>
    <style:style style:name="T35" style:family="text">
      <style:text-properties fo:color="#000000"/>
    </style:style>
    <style:style style:name="T36" style:family="text">
      <style:text-properties fo:color="#000000" fo:font-size="10pt" fo:language="cs" fo:country="CZ" officeooo:rsid="00184857" style:font-size-asian="10pt" style:font-size-complex="10pt"/>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Drahá matko</text:user-defined></text:p>
      <text:p text:style-name="Text_20_body">Vítejte v Monte Karlos, stojanu pro hindskou světovou želvu.</text:p>
      <text:h text:style-name="Heading_20_1" text:outline-level="1"><text:bookmark-start text:name="orgff77eed"/>12/2020<text:bookmark-end text:name="orgff77eed"/></text:h>
      <text:p text:style-name="Tiráž_20_-_20_nadpis">Ročník XXVV</text:p>
      <text:p text:style-name="Tiráž"><text:span text:style-name="Bold">Stratég:</text:span> hrabě Monte Babyl</text:p>
      <text:p text:style-name="Tiráž">POZNÁMKA PRO MARTINA: V tomhle čísle máš mnoho poznámek. Čti je.</text:p>
      <text:p text:style-name="Tiráž">POZNÁMKA PRO MARTINA: Tuný číst popořadě.</text:p>
      <text:h text:style-name="Heading_20_1" text:outline-level="1"><text:bookmark-start text:name="org5d93445"/>bla 1<text:bookmark-end text:name="org5d93445"/></text:h>
      <text:p text:style-name="Text_20_body">Drahá <text:span text:style-name="T9">&lt;ženo, která j</text:span><text:span text:style-name="T10">si</text:span><text:span text:style-name="T9"> mým tvůrcem&gt;,</text:span></text:p>
      <text:p text:style-name="Text_20_body"><text:span text:style-name="T12">To jsem já, </text:span><text:span text:style-name="T11">t</text:span>vůj <text:span text:style-name="T9">&lt;Anonym&gt;</text:span>. Píši ti dopisem, protože nemáme jinou možnost, a abych zachoval tajnost operace, maskuji jména některých lidí a míst.</text:p>
      <text:p text:style-name="Text_20_body">Před pár dny jsme dostali já a moji společníci v armádě Času pomsty zprávu od Macháčka, že můžeme napsat <text:span text:style-name="T11">&lt;těm, co máme rádi&gt;.</text:span> Rozhodl jsem se toho využít a obeznámit tě se současným <text:span text:style-name="T11">stavem </text:span><text:span text:style-name="T19">věcí</text:span><text:span text:style-name="T11">.</text:span></text:p>
      <text:p text:style-name="P7">Už <text:span text:style-name="T11">&lt;dobu větší než třetina, ale menší než dvě&gt; týdne</text:span> jsme na cestě. Řeknu ti, byla to fuška. Když nás n<text:span text:style-name="T26">ahna</text:span>li do té<text:span text:style-name="T11"> &lt;místa se spoustou písku&gt;</text:span> a nechali nás trénovat, myslel jsem, že to je těžké. Když nás pak nechali pašovat sebe a své zbraně v přestrojení turistů do <text:span text:style-name="T11">&lt;</text:span><text:span text:style-name="T13">místa</text:span><text:span text:style-name="T11">, kde je Kulatý stůl&gt;</text:span>, bylo mi to divné. Když jsme pak byli nuceni odtamtud zase hned tajně odjet, už se mi to nelíbilo.</text:p>
      <text:p text:style-name="Text_20_body">Představ si, jak jsem se cítil, když jsme se vrátili <text:span text:style-name="T24">do</text:span> <text:span text:style-name="T11">&lt;zase písek&gt;.</text:span> <text:span text:style-name="T11">Nacházíme se, já a &lt;veliké množství&gt; vojáků, pod vedením Macháčka a Malé, kteří nás vedou &lt;rozhodně ne Íránem&gt;. Je &lt;ne zima&gt;.</text:span></text:p>
      <text:p text:style-name="P9">Postupujeme tajně. Velký super-Satelit nad našimi <text:span text:style-name="T11">&lt;na čem rostou vlasy&gt;</text:span> snímá naš<text:span text:style-name="T20">i</text:span><text:span text:style-name="T11"> </text:span>polohu. Lajdová, kterou se chystáme napadnout, si od něj vyžaduje pohled na zdejší území, ale Jakešová jí odtamtud posílá falešné <text:span text:style-name="T27">snímky</text:span><text:span text:style-name="T11">,</text:span> zatímco my dostáváme ty pravé, na kterých jsou vyznačené hlídky, které<text:span text:style-name="T5"> </text:span><text:span text:style-name="T11">střeží <text:s/>&lt;rozhodně ne Írán&gt;</text:span><text:span text:style-name="T5"> </text:span>ve jménu Lajdové.</text:p>
      <text:p text:style-name="Text_20_body">Dostáváme je poštou. Horký a jeho stoupenci běhají s dopisy od nás a vracejí se s fotkami ze Satelitu. Proč poštou, ptáš se? Protože internet je tu odpojený. Celý <text:span text:style-name="T11">&lt;co by kamenem dohodil&gt; &lt;kde slunce vychází&gt;</text:span> je zpět v dobách temna. Lajdová <text:span text:style-name="T28">totiž </text:span>internet <text:span text:style-name="T11">totiž</text:span> odpojila, protože Šeiner ji přesvědčil, že je nebezpečný. To proto, aby nás někdo cestou nevyfotil a nedal to na net.</text:p>
      <text:p text:style-name="Text_20_body">Macháček nás vede uspokojivě. <text:span text:style-name="T11">Pořád má potřebu mě </text:span><text:span text:style-name="T14">napomínat</text:span><text:span text:style-name="T11">, že jsme v nebezpečí.</text:span> Moje práce dokumentaristy mě nutí být v těch nejožehavějších situacích, tak nevím, na co si stěžuje. Když nepřátelská hlídka sestřelila můj pozorovací horkovzdušný <text:span text:style-name="T11">&lt;jako míč&gt;</text:span>, já si málem zlomil vaz a museli jsme tu hlídku zajmout a vláčet s sebou, málem se zbláznil.</text:p>
      <text:p text:style-name="Text_20_body"><text:span text:style-name="T11">Horký, který </text:span><text:span text:style-name="T21">ti </text:span><text:span text:style-name="T11">za okamžik odnese můj dopis, přinesl zprávu od Šeinera, který objevil vstup do dimenze, kde se skrývá Lajdová.</text:span> Nevíme, co za dimenzi to je, ale on ve zprávě říká, že má plán bránu do ní otevřít zevnitř. Neříká jak.</text:p>
      <text:p text:style-name="Text_20_body">Každopádně, my pochodujeme. <text:span text:style-name="T11">Ostatní mají &lt;bojí se&gt;</text:span><text:span text:style-name="T5">.</text:span> Nechápu proč. Už došlo k pěti malým střetnutím, která se nám podařilo utajit, a nejhorší zranění, které tu kdo utrpěl, byla jizva z letící kulky, která o celých pět milimetrů minula mozek. A to jsem byl já, tak nevím, co tu všichni mají.</text:p>
      <text:p text:style-name="Text_20_body">S láskou,</text:p>
      <text:p text:style-name="Text_20_body">vojín Andreas Anonym, legionář novo-nové Římské říše</text:p>
      <text:h text:style-name="Heading_20_1" text:outline-level="1"><text:bookmark-start text:name="org531e71d"/>Editorial<text:bookmark-end text:name="org531e71d"/></text:h>
      <text:p text:style-name="Editorial">„Kde je tvá krása, pyšný Babylone?“</text:p>
      <text:p text:style-name="Editorial">Netřeba slov.</text:p>
      <text:h text:style-name="Heading_20_1" text:outline-level="1"><text:bookmark-start text:name="org83517e9"/>bla 2<text:bookmark-end text:name="org83517e9"/></text:h>
      <text:p text:style-name="Text_20_body">Drahá <text:span text:style-name="T9">&lt;Mutter&gt;</text:span></text:p>
      <text:p text:style-name="Text_20_body">Jsem to opět já, tvůj<text:span text:style-name="T9"> &lt;Anonym&gt;</text:span>. Dorazili jsme na místo. Před námi je obrovská brána zasazená do skalního převisu. Vidím sám, že je neproniknutelná a chráněná zbraněmi<text:span text:style-name="T11"> &lt;nepřirozené&gt;</text:span> inteligence.</text:p>
      <text:p text:style-name="P8">Šeiner bránu ještě neotevřel. Čekáme už <text:span text:style-name="T11">&lt;dlouho&gt;</text:span>. Zůstáváme schovaní uvnitř duté hory, ale nemůžeme tu zůstat věčně. <text:span text:style-name="T11">Časem nás &lt;přijdou na nás&gt;.</text:span> Jenomže Šeiner neřekl, jak dlouho mu to potrvá, takže nevíme, jak dlouho čekat.</text:p>
      <text:p text:style-name="Text_20_body">Čas od času se dobrovolně hlásím do hlídky. Maskujeme se a vylézáme ven, kde hledáme dobrý vchod. Zatím nic. Lajdová náhodně střílí po <text:span text:style-name="T11">&lt;prostoru, co je kolem&gt; rakety, </text:span>ale nejsou mířené na nás. Myslíme, že je jenom testuje. Každopádně hlídky jsou nepopulární od chvíle, co mě málem sežehl výbuch hlavice. Mám velmi málo stálých společníků.</text:p>
      <text:p text:style-name="Text_20_body">Vedení zatím vymýšlí, jak se dostat dovnitř. Zamítli už Trojského koně. Rychnovský, která se k nám přidal cestou u<text:span text:style-name="T9"> &lt;města, které se rýmuje s Pagdád&gt;</text:span>, má nápad. <text:span text:style-name="T11">Začal vyslýchat uvězněné hlídky, které jsme &lt;přivedli, ale autem&gt; s sebou.</text:span> Malá zatím rozestavuje falešné kanóny na tajná místa.</text:p>
      <text:p text:style-name="Text_20_body">Má na ně materiál. Víš, <text:span text:style-name="T15">abychom</text:span> utajili svůj útok na bránu, museli jsme přesvědčit Lajdovou, že útočíme z jiné dimenze. Ona nevěděla, ze které, tak poslala <text:span text:style-name="T11">polovinu</text:span><text:span text:style-name="T5"> </text:span><text:span text:style-name="T11">armády do všech okolních, aby hlídal</text:span><text:span text:style-name="T22">a</text:span><text:span text:style-name="T11">.</text:span> To nám dalo volný průchod. Ale abychom ji přesvědčili, že neútočíme přes<text:span text:style-name="T9"> &lt;místo se spoustou písku&gt;</text:span>, muselo to vypadat, že se jí snažme přesvědčit, že útočíme právě odtamtud, ale nejde nám to.</text:p>
      <text:p text:style-name="Text_20_body">Malá proto postavila mnoho falešných zbraní, které měl<text:span text:style-name="T29">y</text:span><text:span text:style-name="T5"> </text:span>Lajdovou přesvědčit, že útok<text:span text:style-name="T11"> &lt;pískem&gt;</text:span> je falešný.</text:p>
      <text:p text:style-name="Text_20_body">Zbytek zatím <text:span text:style-name="T11">&lt;sedí a nic nedělá, dokud se něco nestane&gt;</text:span> na Šeinera. Někteří si myslí, že selhal. Jiní nevěří, že se o něco vůbec snažil. Bojí se. Když zaútočíme na bránu přímo, bude to prý trvat dlouho, Lajdová povolá posily ze zbytku světa a z jiných dimenzí, a my prohrajeme. To je toho.</text:p>
      <text:p text:style-name="Text_20_body">Ale Šeiner nikde. <text:span text:style-name="T9">&lt;Sedíme a nic neděláme, dokud se něco nestane&gt;</text:span> na něj.</text:p>
      <text:p text:style-name="Text_20_body">S láskou,</text:p>
      <text:p text:style-name="Text_20_body">vojín Andreas Anonym, legionář novo-nové Římské říše</text:p>
      <text:h text:style-name="Heading_20_1" text:outline-level="1"><text:bookmark-start text:name="orgbdaaaa6"/>Na vlnách Internetu<text:bookmark-end text:name="orgbdaaaa6"/></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10%] [###...........................]</text:span> <text:line-break/></text:p>
      <text:p text:style-name="Na_20_vlnách_20_internetu_20_-_20_terminal"><text:span text:style-name="OrgCode">Sending private key</text:span></text:p>
      <text:p text:style-name="Na_20_vlnách_20_internetu_20_-_20_terminal"><text:span text:style-name="OrgCode">Waiting for response _</text:span> <text:line-break/></text:p>
      <text:p text:style-name="Na_20_vlnách_20_internetu_20_-_20_terminal"><text:span text:style-name="OrgCode">Connection established:</text:span></text:p>
      <text:p text:style-name="Heading_20_2">Cesta neznámem</text:p>
      <text:p text:style-name="Na_20_vlnách_20_internetu"><text:span text:style-name="Bold">Já jsem Áron Ponurý.</text:span></text:p>
      <text:p text:style-name="Na_20_vlnách_20_internetu"><text:span text:style-name="Underline">A já Emanuel Bebeš.</text:span></text:p>
      <text:p text:style-name="Na_20_vlnách_20_internetu"><text:span text:style-name="Bold"><text:span text:style-name="T2">A toto je </text:span></text:span><text:span text:style-name="Bold"><text:span text:style-name="Emphasis"><text:span text:style-name="T2">Na vlnách Internetu</text:span></text:span></text:span><text:span text:style-name="Bold"><text:span text:style-name="T2">.</text:span></text:span></text:p>
      <text:p text:style-name="Na_20_vlnách_20_internetu"><text:span text:style-name="Bold">Opět vám píšeme o svých nekonečných dobrodružstvích a tentokrát s překvapením.</text:span></text:p>
      <text:p text:style-name="Na_20_vlnách_20_internetu"><text:span text:style-name="Underline">Je to tak. Když jsme se vrátili do Monte Karlos, Alžběta Ašelová nás pověřila zvláštním úkolem přímo od Karlose Žebatého.</text:span></text:p>
      <text:p text:style-name="Na_20_vlnách_20_internetu"><text:span text:style-name="Bold">Jistý kanto</text:span><text:span text:style-name="Bold"><text:span text:style-name="T29">r</text:span></text:span><text:span text:style-name="Bold"> Šeiner - pozdravte naše čtenáře…</text:span></text:p>
      <text:p text:style-name="P5"><text:span text:style-name="OrgCode">Dobrý den přeji všem.</text:span></text:p>
      <text:p text:style-name="Na_20_vlnách_20_internetu"><text:span text:style-name="Bold">… Děkuji. Tento pán napsal Karlosovi dopis, ve kterém ho požádal o naši pomoc, a Karlos, benevolence sama, vyhověl našim jménem.</text:span></text:p>
      <text:p text:style-name="Na_20_vlnách_20_internetu"><text:span text:style-name="Underline">Ne, že bychom se zlobili, že musíme dávat pozor na dva nezkušené pasažéry, to vůbec ne.</text:span></text:p>
      <text:p text:style-name="P5"><text:span text:style-name="OrgCode">To jsem rád. Jste ráda, Kulibrko?</text:span></text:p>
      <text:p text:style-name="P4">Já nejsem nic.</text:p>
      <text:p text:style-name="Na_20_vlnách_20_internetu"><text:span text:style-name="Bold">Každopádně, dnešní článek bude cestou s kantorem Šeinerem a jeho bankomatem. Tak už nás nenapínejte, kantore. Kam jdeme?</text:span></text:p>
      <text:p text:style-name="P5"><text:span text:style-name="OrgCode">Podívejte se na tuto mapu. Zde je místo, kam se chci dostat. V naší dimenzi to nejde, ale Internetem ano.</text:span></text:p>
      <text:p text:style-name="Na_20_vlnách_20_internetu"><text:span text:style-name="Underline">To nebude problém. Můžeme to cestou vzít přes Reddit.com.</text:span></text:p>
      <text:p text:style-name="P5"><text:span text:style-name="OrgCode">Nemůžeme. Víte, je tu háček. Taková nepříjemnost, maličkost vlastně. On tam je Internet vypnutý.</text:span></text:p>
      <text:p text:style-name="Na_20_vlnách_20_internetu"><text:span text:style-name="Bold">Ssssssssss. To vám nevím, to vám nevím. Jak si to Ašelová představuje?</text:span></text:p>
      <text:p text:style-name="P5"><text:span text:style-name="OrgCode">Jednoduše - musíme jít Dark Webem.</text:span></text:p>
      <text:p text:style-name="Na_20_vlnách_20_internetu"><text:span text:style-name="Bold"><text:span text:style-name="T2">Ne!</text:span></text:span></text:p>
      <text:p text:style-name="P5"><text:span text:style-name="OrgCode">Ano. Dark Web tam není odpojený, Lajdová neví, jak funguje. Možná ani neví, že existuje.</text:span></text:p>
      <text:p text:style-name="Na_20_vlnách_20_internetu"><text:span text:style-name="Underline">Chodit Dark Webem to je…</text:span></text:p>
      <text:p text:style-name="Na_20_vlnách_20_internetu"><text:span text:style-name="Bold">Nepřípustné.</text:span></text:p>
      <text:p text:style-name="Na_20_vlnách_20_internetu"><text:span text:style-name="Underline">A sebevražedné. Proč se usmíváte, kantore? Nechte toho.</text:span></text:p>
      <text:p text:style-name="P5"><text:span text:style-name="OrgCode">Zabalil jsem si s sebou vycházkové hole.</text:span></text:p>
      <text:p text:style-name="Na_20_vlnách_20_internetu_20_-_20_terminal"><text:span text:style-name="OrgCode">Connection temporarily suspended</text:span></text:p>
      <text:p text:style-name="Na_20_vlnách_20_internetu"><text:span text:style-name="Bold">S Emanuelem jsme si vybrali Pirátovu zátoku jako nejlepší místo, jak vstoupit do Dark Webu. Je tu brána zavřená heslem.</text:span></text:p>
      <text:p text:style-name="Na_20_vlnách_20_internetu"><text:span text:style-name="Underline">Ač se nám to nelíbí, musíme poslouchat zaměstnavatele. Přivedli jsme své dvě zátěže, </text:span><text:span text:style-name="Underline"><text:span text:style-name="T11">chci říct osobnosti,</text:span></text:span><text:span text:style-name="Underline"> před bránu. Šeiner sedí s holí na kolenou a kloboukem v ruce u vody a hledí na pomocný text vyrytý ve stříbrném písmu kolem oblouku brány.</text:span></text:p>
      <text:p text:style-name="Na_20_vlnách_20_internetu"><text:span text:style-name="Bold">„Řekni ’paket’ a vejdi.“</text:span></text:p>
      <text:p text:style-name="Na_20_vlnách_20_internetu"><text:span text:style-name="Underline">Už dlouho se nikdo nepohnul.</text:span></text:p>
      <text:p text:style-name="Na_20_vlnách_20_internetu"><text:span text:style-name="OrgCode"><text:span text:style-name="T3">Není to---</text:span></text:span></text:p>
      <text:p text:style-name="P5"><text:soft-page-break/><text:span text:style-name="OrgCode">Ano?</text:span></text:p>
      <text:p text:style-name="Na_20_vlnách_20_internetu"><text:span text:style-name="OrgCode"><text:span text:style-name="T3">Nic. Nic jsem neřekla.</text:span></text:span></text:p>
      <text:p text:style-name="P5"><text:span text:style-name="OrgCode">Hmmmmm.</text:span></text:p>
      <text:p text:style-name="Na_20_vlnách_20_internetu"><text:span text:style-name="Bold">Jak se tak na to dívám… Myslím, že je to hádanka. Kantore, jak se wwwsky řekne paket?</text:span></text:p>
      <text:p text:style-name="P5"><text:span text:style-name="OrgCode">Meloun.</text:span></text:p>
      <text:p text:style-name="Na_20_vlnách_20_internetu"><text:span text:style-name="Underline">Brána se otevírá. Prolomili jsme vnější zabezpečení Dark Webu a vydáváme se do těchto hrůzných míst, kde číhá neblahá a strašná síla, která byla</text:span><text:span text:style-name="Underline"><text:span text:style-name="T11">-li by </text:span></text:span><text:span text:style-name="Underline">vypouštěna, ovládala by celý svět. Starší Internetu z dobrých důvodů instalovali opatření, která jsme právě rozbili.</text:span></text:p>
      <text:p text:style-name="Na_20_vlnách_20_internetu"><text:span text:style-name="OrgCode"><text:span text:style-name="T3">To takhle mluvíte pořád, nebo jenom na kameře?</text:span></text:span></text:p>
      <text:p text:style-name="Na_20_vlnách_20_internetu_20_-_20_terminal"><text:span text:style-name="OrgCode">Switching to Dark Mode</text:span></text:p>
      <text:p text:style-name="Na_20_vlnách_20_internetu"><text:span text:style-name="Bold">Dark Web je nehostinné, temné místo. Je obrovské, čtyřikrát větší než běžný web. Popisovat vám vše, co je zde k vidění, je tudíž nemožné.</text:span></text:p>
      <text:p text:style-name="Na_20_vlnách_20_internetu"><text:span text:style-name="Underline">Musí vám stačit tento drobný náhled, neboť ani já, ani Áron nemáme chuť se sem kdy vracet a svůj popis doplnit.</text:span></text:p>
      <text:p text:style-name="Na_20_vlnách_20_internetu"><text:span text:style-name="Bold">Procházíme tunely jakoby vyvrtanými do kamene. Slyšíme divné zvuky kdesi pod námi, ale nevidíme nikde nikoho.</text:span></text:p>
      <text:p text:style-name="Na_20_vlnách_20_internetu"><text:span text:style-name="OrgCode"><text:span text:style-name="T3">To jsou skřeti.</text:span></text:span></text:p>
      <text:p text:style-name="Na_20_vlnách_20_internetu"><text:span text:style-name="Bold">Ano, my víme, ale znít to líp, když to popíšete takhle. Podívejte, vy se starejte o svoje, ať třeba </text:span><text:span text:style-name="Bold"><text:span text:style-name="T11">neztratíte támhle Kulibrko - vypadá </text:span></text:span><text:span text:style-name="Bold"><text:span text:style-name="T23">duchem nepřítomná</text:span></text:span><text:span text:style-name="Bold"><text:span text:style-name="T11"> - a</text:span></text:span><text:span text:style-name="Bold"> nechte nás dva dělat svoje.</text:span></text:p>
      <text:p text:style-name="Na_20_vlnách_20_internetu"><text:span text:style-name="OrgCode"><text:span text:style-name="T3">Když myslíte.</text:span></text:span></text:p>
      <text:p text:style-name="Na_20_vlnách_20_internetu"><text:span text:style-name="Underline">Jak jsme říkali, divné hlasy, divné zvuky, divné místo. Světlo nám poskytuje Šeinerova hůl, jejíž špička září bílými paprsky.</text:span></text:p>
      <text:p text:style-name="Na_20_vlnách_20_internetu"><text:span text:style-name="Bold">Přicházíme do obrovské síně se stovkami a stovkami pilířů.</text:span></text:p>
      <text:p text:style-name="P5"><text:span text:style-name="OrgCode">Přidám ještě trochu světla.</text:span></text:p>
      <text:p text:style-name="Na_20_vlnách_20_internetu"><text:span text:style-name="OrgCode"><text:span text:style-name="T3">Eeeee... Co se stalo?</text:span></text:span></text:p>
      <text:p text:style-name="P5"><text:span text:style-name="OrgCode">Praskla žárovka.</text:span></text:p>
      <text:p text:style-name="Na_20_vlnách_20_internetu_20_-_20_terminal"><text:span text:style-name="OrgCode">Connection temporarily suspended</text:span></text:p>
      <text:p text:style-name="Na_20_vlnách_20_internetu"><text:span text:style-name="Underline">Cestujeme již týden. Je to těžší, než jsem čekal. Vyhýbáme se všelijakým ohnivým monstrům, jejíchž popis by nespadal do Někdeníkovské věkové přístupnosti, démonům dávných světů a, bojím se přiznat, </text:span><text:span text:style-name="Underline"><text:span text:style-name="T30">ždiboňům</text:span></text:span><text:span text:style-name="Underline"><text:span text:style-name="T11">.</text:span></text:span></text:p>
      <text:p text:style-name="Na_20_vlnách_20_internetu"><text:span text:style-name="Bold">Popravdě, je mi tu nevolno. Jak dlouho ještě?</text:span></text:p>
      <text:p text:style-name="P5"><text:span text:style-name="OrgCode">Jak to mám vědět? Vy jste průvodci.</text:span></text:p>
      <text:p text:style-name="Na_20_vlnách_20_internetu"><text:span text:style-name="Bold">Aha. Já zapomněl. V tom případě… Už jenom dvě hodiny.</text:span></text:p>
      <text:p text:style-name="Na_20_vlnách_20_internetu_20_-_20_terminal"><text:span text:style-name="OrgCode">Connection temporarily suspended</text:span></text:p>
      <text:p text:style-name="Na_20_vlnách_20_internetu"><text:span text:style-name="Underline">Cestujeme již devátým dnem. Zdrželi jsme se u Studny ukradených kreditních karet a museli utéct ze zajetí banditů, kteří nás chtěli odevzdat Temné straně.</text:span></text:p>
      <text:p text:style-name="Na_20_vlnách_20_internetu"><text:span text:style-name="Bold">Ale konečně vidíme </text:span><text:span text:style-name="Bold"><text:span text:style-name="T11">Cestovač, </text:span></text:span><text:span text:style-name="Bold">tak zvaný Router.</text:span></text:p>
      <text:p text:style-name="P5"><text:span text:style-name="OrgCode">Jste si jistí, že to vede sem?</text:span></text:p>
      <text:p text:style-name="Na_20_vlnách_20_internetu"><text:span text:style-name="Underline">Tu mapu už jsme viděli. Ano, vede to někam tam. K připojenému počítači, ale upřímně nevíme, ke kterému. Budete to muset zkusit.</text:span></text:p>
      <text:p text:style-name="P5"><text:span text:style-name="OrgCode">No dobrá. Jdete s námi?</text:span></text:p>
      <text:p text:style-name="Na_20_vlnách_20_internetu"><text:span text:style-name="Bold">Kam že to vede?</text:span></text:p>
      <text:p text:style-name="P5"><text:span text:style-name="OrgCode">K Lajdové domů.</text:span></text:p>
      <text:p text:style-name="Na_20_vlnách_20_internetu"><text:span text:style-name="Bold"><text:span text:style-name="T2">Ne.</text:span></text:span></text:p>
      <text:p text:style-name="Na_20_vlnách_20_internetu"><text:span text:style-name="Underline">Šeiner a Kulibrko se dotýkají Routeru. Kulibrko přišla zpráva na telefon. Tváří se nespokojeně a zdrceně, ale to už mizí ve zlatavé září.</text:span></text:p>
      <text:p text:style-name="Na_20_vlnách_20_internetu"><text:span text:style-name="Bold">Emanueli?</text:span></text:p>
      <text:p text:style-name="Na_20_vlnách_20_internetu"><text:span text:style-name="Underline">Ano, Árone?</text:span></text:p>
      <text:p text:style-name="Na_20_vlnách_20_internetu"><text:span text:style-name="Bold">Já nevidím na krok.</text:span></text:p>
      <text:p text:style-name="Na_20_vlnách_20_internetu"><text:span text:style-name="Underline">On měl tu baterku, no. Každopádně, my teď pádíme zpátky. Děkujeme, že jste nám věnovali chvíli svého života.</text:span></text:p>
      <text:p text:style-name="Na_20_vlnách_20_internetu"><text:soft-page-break/><text:span text:style-name="Bold">Přejeme vám mnoho úspěchů v příštích cestách.</text:span></text:p>
      <text:p text:style-name="Na_20_vlnách_20_internetu"><text:span text:style-name="Bold">A Bytu zdar!</text:span></text:p>
      <text:p text:style-name="Na_20_vlnách_20_internetu_20_-_20_terminal"><text:span text:style-name="OrgCode">Connection dropped</text:span></text:p>
      <text:h text:style-name="Heading_20_1" text:outline-level="1"><text:bookmark-start text:name="org5ec3a50"/>Karlos-čepice<text:bookmark-end text:name="org5ec3a50"/></text:h>
      <text:p text:style-name="Text_20_body">POZNÁMKA PRO MARTINA: Tady nic není. Žádný popis ani nic takovýho. Obrázek mluví za sebe. Máš tam vzor. Nechal sem ti větší obrázek sebe sama, abys to mohl oříznout jak nutno, ale když se podiváš na originál, jeho fotka končí těsně pod rukojetí. Tak tak nějak si to představuju. Stejně tak čekám, že mě osekáš ze stran.</text:p>
      <text:h text:style-name="Heading_20_1" text:outline-level="1"><text:bookmark-start text:name="org85abc21"/>bla 3<text:bookmark-end text:name="org85abc21"/></text:h>
      <text:p text:style-name="Text_20_body">Drahá <text:span text:style-name="T11">&lt;neotče&gt;</text:span>,</text:p>
      <text:p text:style-name="Text_20_body">V naší hoře začíná být dusno. Těžilo se tu <text:span text:style-name="T11">&lt;černé, co se pálí&gt;</text:span>, ale to už je dávno. Táborem se nese strach z nastávajícího střetu, neboj se ale, já to nevidím tak černě. Pokud budeme útočit na zavřenou bránu, <text:span text:style-name="T16">odhadují</text:span><text:span text:style-name="T25"> </text:span>to Malá s Macháčkem na osmdesát &lt;číslo po pětce&gt; procent ztrát, pokud na otevřenou bránu, tak dokonce na čtyřicet. Takže všechno v pořádku.</text:p>
      <text:p text:style-name="Text_20_body">Rychnovský zatím připravil plán jak bránu otevřít. Z výslechů vězňů jsme se dozvěděli, jak to vevnitř vypadá. Sestavil jednotku, která si oblékla uniformy hlídek, a která se vetře dovnitř. Tam se potom pokusí bránu sabotovat.</text:p>
      <text:p text:style-name="Text_20_body">Hlásil jsem se na to sám, ale řekli mi, že dokumentaristé musí zůstat <text:span text:style-name="T11">&lt;to před tím, než umřeš&gt;</text:span>.</text:p>
      <text:p text:style-name="Text_20_body">Doufám, že se zase brzy uvidíme. Tohle zdlouhavé psaní rukou mě začíná <text:span text:style-name="T11">&lt;štvát, ale víc&gt;</text:span>.</text:p>
      <text:p text:style-name="Text_20_body">S láskou,</text:p>
      <text:p text:style-name="Text_20_body">vojín Andreas Anonym, legionář novo-nové Římské říše</text:p>
      <text:h text:style-name="Heading_20_1" text:outline-level="1"><text:bookmark-start text:name="org03b840d"/>Vývoj<text:bookmark-end text:name="org03b840d"/></text:h>
      <text:p text:style-name="Vývoj">Uběhly dva týdny od chvíle, kdy paní Lajdová přerušila spojení s naším světem. Její hologramy vysílají pouze předem nahrané zprávy a voličům i sponzorům nezbývá, než čekat, až obnoví vysílání. Bez její vedoucí ruky nastává mnoho nepříjemných situací po celém světě, které jsou všechny kladeny k nohám M.Ú.Ú.A.S.S.S.M.Z.Ú.S.M.O.V.S.</text:p>
      <text:p text:style-name="Vývoj">Její armády, například, pochodují bezcílně Evropou a Asií. Jejich futuristická dopravní technologie je dovede přepravit na tisícikilometrové vzdálenosti během pár minut, ale bez vojenských cílů či nových rozkazů se musí držet těch starých. Žádný plukovník ani generál nechce spadnout do nepřízně té, která se sama nazývá Dámou hrozeb, a tak, pokud dostali například rozkaz „jít na východ“, mašíruje onen pluk na východ skrz města, moře, pole. Země jimi navštívená je běžně zasažená hůře než po náletu vražedných kobylek.</text:p>
      <text:p text:style-name="Vývoj">Bohužel, Mezinárodní Úřad, kterému, jak bylo řečeno, náleží zodpovědnost za kantorské činy, se nevyjadřuje. Vzhledem k jeho naprosté závislosti na Spolkové Bankovní Federaci a k tomu, že ona si přeje zachovat současný stav věci, je vlastně Úřad vlastněn paní Lajdovou, a jako ony armády nemá informace, jak se k věci postavit</text:p>
      <text:p text:style-name="Vývoj">Veřejnost se obrací na několik kandidátů na záchranu civilizace. Někteří sahají po mimozemské intervenci. Jak již ale bylo zmíněno před nějakým tím rokem, Klingoni nechtějí mít s naší planetou mnoho společného. Jiní hledají spásu u boha, ať už jakého chtějí. Aténa prohlásila současný stav za „naprostou morální katastrofu“, ale odmítla pomoci na základě její místní politiky. Odin následoval tiskovou konferencí, ve které vyjádřil své pochyby o smysluplnosti těchto tzv. „lidí“ a volala po totálním resetu. Naštěstí pro něj, jeho kolegové nesouhlasili. Thor dokonce zavítal z bitvy Ragnaröku, aby svého otce veřejně napomenul.</text:p>
      <text:p text:style-name="Vývoj">Čas elfů pominul, trpaslíci se schovávají ve svých horách, hledají poklady a nezajímají je starosti ostatních, takže zbývá jen jedna možnost. Musíme se spolehnout na kantory. Skutečně nemáme jinou možnost, nežli doufat, že jako proti Pálkovské, někdo se postaví proti Lajdové a svrhne ji stejně mocnou silou■</text:p>
      <text:h text:style-name="Heading_20_1" text:outline-level="1"><text:bookmark-start text:name="orgb1592a8"/>Lekce 1.<text:bookmark-end text:name="orgb1592a8"/></text:h>
      <text:p text:style-name="Lekce_20_-_20_nadpis">Lekce XLI</text:p>
      <text:p text:style-name="Lekce_20_-_20_první_20_odstavec">NEJVYŠŠÍ PRIORITA: VŠICHNI BANKOMATI VYNALOŽÍ SVÉ ZDROJE A VLIVY NA POMOC KANTORA LAJDOVÉ K VÍTĚZSTVÍ V <text:span text:style-name="T37">ZÁVODĚ</text:span>.</text:p>
      <text:p text:style-name="Lekce_20_-_20_normal">Tato slova se mi vpálila do paměti za tu půl vteřinu, kterou Routeru zabralo transportovat nás ven z Dark Webu. První, co jsem udělala hned po přistání, bylo zamknutí tabletu.</text:p>
      <text:p text:style-name="Lekce_20_-_20_normal">Nechtěla jsem, aby Šeiner viděl mé rozkazy. Nebo jsem možná byla tak v šoku z toho, co mi říkaly, že jsem je chtěla vymazat. Podívala jsem se na tmavou obrazovku a třesoucí rukou se dotkla odemykacího tlačítka.</text:p>
      <text:p text:style-name="Lekce_20_-_20_normal">„Kulibrko,“ vyrušil mě Šeiner. Odtrhla jsem prst od tabletu. „Podívejte.“</text:p>
      <text:p text:style-name="Lekce_20_-_20_normal">Stáli jsme v drobné, prázdné chajdě se sortimentem technických zařízení. Vypadalo to jako sídlo někoho s Šeinerovým mozkem, asi centrála místních IT administrátorů.</text:p>
      <text:p text:style-name="Lekce_20_-_20_normal">Šeiner se díval ven z okna někam nahoru. Připojila jsem se k němu a vyhlédla ven. Nejdřív jsem nezachytila nic zvláštního, jen skalnatý povrch s tmavou oblohou a ohni v dálce. Pak jsem ale vzhlédla.</text:p>
      <text:p text:style-name="Lekce_20_-_20_normal">Nad domy, stany a bunkry, miniaturními v porovnání s ní, se tyčila obrovská věž jako skála, jako monument něčeho božského. Aspoň půl kilometru široká - ne, špatně jsem odhadla vzdálenost. Tři kilometry v průměru, sahající výš a výš, až její neonově zářící špička drala rýhu v pohybujících se mracích. Byla to svatyně železobetonu, předobraz moderní věže, který svou velikostí, ambici, zručnou architekturou, výzdobou a existencí samotnou vyzýval Kosmos k souboji.</text:p>
      <text:p text:style-name="Lekce_20_-_20_normal">Třásla jsem se bázní. Cítila jsem se malinká, tlačená k zemi pohledem na tu prapodivnou, titánskou stavbu, až se mi chtělo klečet v této prapodivné dimenzi, kterou jsme s Šeinerem hledali tak dlouho.</text:p>
      <text:p text:style-name="Lekce_20_-_20_normal">„To…“ vydechla jsem. Jak vysvětlit působení této věže? „To nemůže vydržet. Něco se stane. Takové stavby… by neměli existovat.“</text:p>
      <text:p text:style-name="Lekce_20_-_20_normal">Šeiner vedle mě kýval hlavou. „Prozřetelnost je nenechává dostavět. Tady má jen trochu zpoždění.“</text:p>
      <text:p text:style-name="Lekce_20_-_20_normal">„Jak to víte?“</text:p>
      <text:p text:style-name="Lekce_20_-_20_normal">„Přichází čas, kdy padne. Už se to jednou stalo. Vítejte, madam Kulibrko,“ gestikuloval po rozlehlých, neúrodných pláních, „v Babylonu.“</text:p>
      <text:p text:style-name="Lekce_20_-_20_nadpis">Lekce XLII</text:p>
      <text:p text:style-name="Lekce_20_-_20_první_20_odstavec">Po chvíli hledání jsme našli, co jsme hledali. Brána do dimenze Země stála přes holé, kamenité pole od Věže. Byla obrovská, kovově vyztužena, pravděpodobné chráněná mnoha moderními zbraněmi a zaklínadly. Někdo právě prošel miniaturní škvírou, která se za nimi zavřela. Asi hlídka.</text:p>
      <text:p text:style-name="Lekce_20_-_20_normal">„Myslíte,“ ptala jsem se, „že jí můžou proniknout?“ Dělala jsem si záznamy o Šeinerově reakci pro pozdější přehodnocení.</text:p>
      <text:p text:style-name="Lekce_20_-_20_normal">„Můžou, řekl bych, ale bude to těžké. A proto jsem tady. Jenom…“ Zamračil se.</text:p>
      <text:p text:style-name="Lekce_20_-_20_normal">„Co?“</text:p>
      <text:p text:style-name="Lekce_20_-_20_normal">„Zdrželi jsme se. Bojím se, že na mě nepočkají.“</text:p>
      <text:p text:style-name="Lekce_20_-_20_normal">Zvedl se a vyrazil zpět k opuštěné chajdě. „Nemůžete jim dát vědět?“ ptala jsem se cestou za ním. Nebylo potřeba se schovávat, nejbližší člověk byl půl kilometru daleko, a v té tmě nás nebylo vidět bez světla.</text:p>
      <text:p text:style-name="Lekce_20_-_20_normal">„Těžko,“ povzdechl si Šeiner. „Fyzicky se k bráně nemůžu ani přiblížit a jinak to nejde. Internet je stále vypnutý.“ Vešel do budovy.</text:p>
      <text:p text:style-name="Lekce_20_-_20_normal">„Umíte ho nahodit?“</text:p>
      <text:p text:style-name="Lekce_20_-_20_normal">„Jistě, že ho umím nahodit. Potkala jste mě vůbec?“ Ukázal na kabel ležící volně na stole. Jeho vypojení byl důvod, proč jsme byli sami - není potřeba platit techniky, když internet nejede. „Ale jakmile to udělám, bude mít Zdenka zase oči a uši po celém Iráku. Našla by armádu okamžitě.“ Zabubnoval prsty o loket.</text:p>
      <text:p text:style-name="Lekce_20_-_20_normal">S tím upadl do hlubokého přemýšlení. Nechala jsem ho samotného a vzdálila se. Zapnula jsem tablet a uviděla ona slova. Pomoct Lajdové vyhrát závod. To není možné. Bankomati nesmí zasahovat do závodu. Klikal jsem na tlačítko <text:span text:style-name="Emphasis">Odpovědět</text:span>.</text:p>
      <text:p text:style-name="Lekce_20_-_20_normal">INTERNETOVÉ SLUŽBY JSOU MIMO PROVOZ.</text:p>
      <text:p text:style-name="Lekce_20_-_20_normal">Jistě. V dimenzi Internetu se ještě dalo komunikovat, ale zde nebyl signál. Spolkové banky nepoužívají Dark Web a ten normální byl právě vypojený. Byla jsem sama a neměla jsem prostředky se vrátit do Dark Webu.</text:p>
      <text:p text:style-name="Lekce_20_-_20_normal">Co se dalo dělat? Můj úsudek se už ukázal jako omylný. Pomohla jsem Horkému a Šeinerovi proti Lajdové a můj křeček to nepřežil. Bankomatovi nepřísluší pochybovat o rozkazech své Banky. I kdyby se mu nelíbily.</text:p>
      <text:p text:style-name="Lekce_20_-_20_nadpis"><text:soft-page-break/>Lekce XLIII</text:p>
      <text:p text:style-name="Lekce_20_-_20_první_20_odstavec">Lajdová zaměstnala vskutku úctyhodnou armádu. Nedokázala jsem ani spočítat všechny pluky, a to byl Babylon poloprázdný. Válející se hrnce a talíře, složené i špinavé oblečení a jiné důkazy, že sídlo bylo obydleno lidmi, kteří nedávno odešli, Šeinera ujišťovaly, že nebude objeven.</text:p>
      <text:p text:style-name="Lekce_20_-_20_normal">Cestovali jsme v ukradených uniformách nejprve po obvodu té kolosální stavby, pak uvnitř jejích zdí. Obdivovala jsem okolí Věže, kde stály opevněné vchody do dalších dimenzí, žádný ale ne tolik jako ten vedoucí na Zemi, když mě můj svěřenec popadl za rameno a tahal od okna k větrací šachtě.</text:p>
      <text:p text:style-name="Lekce_20_-_20_normal">Proplížili jsme se kolem hologramu Lajdové, který přehrával reklamu na cerealie. Stojanů na hologramy bylo tisíce, rozmístěné všude, kde se vyskytovalo nebezpečí lidské přítomnosti. Lajdová připomínala sebe samu, byť jen nahranými videi, protože nemohla internetem vysílat nové zprávy. Potichu jsme se nasoukali do kovového tunelu a Šeiner začal šplhat.</text:p>
      <text:p text:style-name="Lekce_20_-_20_normal">„Kam jdeme?“ ptala jsem se potichu. „Vy to tu znáte?“</text:p>
      <text:p text:style-name="Lekce_20_-_20_normal">„Ne,“ řekl on a vyskočil na parapet vyčuhující ze stěny. „Zapamatoval jsem si tu velkou mapu v přízemí.“</text:p>
      <text:p text:style-name="Lekce_20_-_20_normal">Vylezli jsme o několik pater výš, kde se pod námi otevřela veliká místnost s pracovním stolem uprostřed a obrovskými plazmovými obrazovkami po stěnách. Jak jsem se dívala dovnitř skrz zamřížované okno u stropu, několik vysokých důstojníků sedělo kolem stolu a vybavovalo se.</text:p>
      <text:p text:style-name="Lekce_20_-_20_normal">„Nějaké zprávy z Matrixu?“ ptal se ten v čele.</text:p>
      <text:p text:style-name="Lekce_20_-_20_normal">„Ne, admirále,“ řekl jiný. „Naše jednotky drží Nea pod zámkem, ale on stále nespolupracuje.“</text:p>
      <text:p text:style-name="Lekce_20_-_20_normal">„Nějaký pohyb?“</text:p>
      <text:p text:style-name="Lekce_20_-_20_normal">„Stroje nespatřily žádná nepřátelská vojska.“</text:p>
      <text:p text:style-name="Lekce_20_-_20_normal">„PNEUMATIKY MICHELIN. S NÁMI DOJEDETE DALEKO.“ To byla Lajdová, jejíž hologram se vznášel na kovovém stupínku vedle stolu. Všichni ho ignorovali.</text:p>
      <text:p text:style-name="Lekce_20_-_20_normal">„A co Themyscira?“ obrátil se admirál na nového generála.</text:p>
      <text:p text:style-name="Lekce_20_-_20_normal">„Těžko říct. Po útoku Darksida tam nefunguje infrastruktura. Ale naše vojska hlásí čisto.“</text:p>
      <text:p text:style-name="Lekce_20_-_20_normal">„Asgard?“ „Beze změny.“ „Země nezemě?“ „Ne.“ „Královo přístaviště?“ Vrtění hlav.</text:p>
      <text:p text:style-name="Lekce_20_-_20_normal">„Kde sakra jsou?“</text:p>
      <text:p text:style-name="Lekce_20_-_20_normal">Šeiner mi poklepal na rameno. Mával, že ho mám následovat.</text:p>
      <text:p text:style-name="Lekce_20_-_20_nadpis">Lekce XLIV</text:p>
      <text:p text:style-name="Lekce_20_-_20_první_20_odstavec">Seděla jsem u okna a dívala se ven. Tak hluboko pode mnou, že jsem je sotva rozeznala, se mihotaly lidské postavy u kanónů namířených na dimenzionální Portály.</text:p>
      <text:p text:style-name="Lekce_20_-_20_normal">Patro bylo prázdné kromě mě a hologramu vznášejícího se na kovovém podstavci. Někde za mnou se otevřely dveře.</text:p>
      <text:p text:style-name="Lekce_20_-_20_normal">Slyšela jsem vcházet osobu. „Kdo jste?“ zeptal se mě. Mlčela jsem. „Povídám, co tu děláte?“ Pořád nic. „Neslyšíte? Ptám se, jak jste se sem dostala.“</text:p>
      <text:p text:style-name="Lekce_20_-_20_normal">Věnovala jsem mu letmý pohled. Měl na sobě generálskou uniformu a v ruce vojenskou čepici.</text:p>
      <text:p text:style-name="Lekce_20_-_20_normal">Rozešel se ke mně. „Ještě jednou se budu muset zeptat, kolik vám je, a budete—“</text:p>
      <text:p text:style-name="Lekce_20_-_20_normal">Hologram za ním se zamihotal. Vyskočil z něj Šeiner a udeřil generála svou vycházkovou holí po temeni. Skácel se k zemi okamžitě.</text:p>
      <text:p text:style-name="Lekce_20_-_20_normal">Šeiner ho odtáhl do koupelny. Já zůstala a pozorovala tmavou oblohu. Tomuhle přesně jsem teď měla bránit. Ale já nedokázala jen tak shodit léta tréninku. Až přijde správná chvíle, udeřím.</text:p>
      <text:p text:style-name="Lekce_20_-_20_normal">Šeiner se vrátil za okamžik. Na sobě měl to, co nosil generál, a na rameni generála samotného, svázaného k dlouhému prknu. Šeiner prkno zabodl doprostřed hologramového stojanu a bezvědomý generál zmizel za modrým obrazem Lajdové. Vytlačili jsme vznášející se zařízení z chodby.</text:p>
      <text:p text:style-name="Lekce_20_-_20_normal">Později Šeiner odchytil nějakého účetního. „Vezměte tohle,“ řekl, podávaje mu keramického psa s mikroskopickou kamerou na hlavě, „a dejte to Dámě hrozeb na stůl. Je to dárek od Gargamela, už na něj čeká.“ Poté odkráčel, aniž by se ohlédl.</text:p>
      <text:p text:style-name="Lekce_20_-_20_normal">Zpátky v technické chajdě jsme generála odvázali. Okamžitě začal řvát, ale na takovou dálku a s duněním jedoucích tanků a testovacích raket neměl šanci.</text:p>
      <text:p text:style-name="Lekce_20_-_20_normal">„Řekněte mi,“ ptal se Šeiner, když se uklidnil. „Proč pro ní pracujete?“</text:p>
      <text:p text:style-name="Lekce_20_-_20_normal">Generál se na něj ušklíbl. „Proč ne? Platí nám.“</text:p>
      <text:p text:style-name="Lekce_20_-_20_normal">„Protože vládne strachem. Pod její vládou bude tyranie.“</text:p>
      <text:p text:style-name="Lekce_20_-_20_normal"><text:soft-page-break/>„Vidíte,“ zamyslel se generál. „To mě nikdy nenapadlo.“</text:p>
      <text:p text:style-name="Lekce_20_-_20_nadpis">Lekce XLV</text:p>
      <text:p text:style-name="Lekce_20_-_20_první_20_odstavec">Čekání, čekání, čekání.</text:p>
      <text:p text:style-name="Lekce_20_-_20_normal">Šeiner čekal, až se Lajdová uráčí objevit ve své pracovně. Já čekala, až on udělá něco hodné mé pozornosti. Generál čekal na vhodnou příležitost utéct.</text:p>
      <text:p text:style-name="Lekce_20_-_20_normal">Byl to závod. Kdo z nás přestane čekat první? Mohla jsem se Šeinera na něco ptát, ale to mi připadalo zbytečné. Nebo se Lajdová, samozvaná Dáma hrozeb, mohla konečně objevit.</text:p>
      <text:p text:style-name="Lekce_20_-_20_normal">Generál z nás měl nejmenší trpělivost.</text:p>
      <text:p text:style-name="Lekce_20_-_20_normal">„Kantore Šeinere,“ řekla jsem potichu učiteli, který zarytě pozoroval obrazovku na stole. „Utíká vám vězeň.“</text:p>
      <text:p text:style-name="Lekce_20_-_20_normal">Šeiner se ohlédl. Po zádech mi přejel ten nejstudenější mráz. Zatnula jsem pěsti. Zuby se mi drkotaly. Generálovi se podařilo uvolnit svá pouta a pádil teď ze skály dolů směrem k Věži.</text:p>
      <text:p text:style-name="Lekce_20_-_20_normal">Šeiner popadl svou hůl, napřáhl se a hodil ji jako kopí. Její hrot narazil do generálových zad a ten se svalil k zemi v bezvědomí.</text:p>
      <text:p text:style-name="Lekce_20_-_20_normal">Kousla jsem se do tváře, abych nějak zabránila třesení hlavy. Šeiner se na mě obrátil. „Díky,“ řekl s úsměvem a vrátil se k obrazovce, jistý, že generál se nějakou dobu nezvedne.</text:p>
      <text:p text:style-name="Lekce_20_-_20_normal">„Omluvte mě,“ zasyčela jsem skrz zaťaté zuby. On mávl rukou, že mám volno.</text:p>
      <text:p text:style-name="Lekce_20_-_20_normal">Prakticky jsem vyběhla z chajdy a za nejbližší kámen. Tam jsem se zastavila. Právě jsem porušila pravidla <text:span text:style-name="Emphasis">závodu</text:span> a své rozkazy k tomu. Pomohla jsem učiteli, kterého jsem měla sledovat, a tím jsem šla proti Lajdové.</text:p>
      <text:p text:style-name="Lekce_20_-_20_normal">Začala jsem řvát. Stejně jako generál předtím, nikdo mě nemohl slyšet. Uhodila jsem pěstí do kamene. Znovu. Znovu. Znovu. Mlátila jsem do něj v návalu neskutečného vzteku. Na sebe, na <text:span text:style-name="Emphasis">závod</text:span>, na pravidla, na své rozkazy.</text:p>
      <text:p text:style-name="Lekce_20_-_20_normal">Z kapsy mi vypadl tablet. Obrazovka se rozsvítila. NEJVYŠŠÍ PRIORITA: VŠICHNI BANKOMATI… Popadla jsem tu proklatou věc a udeřila s ní o hranu kamene. Udeřila jsem silněji. Držela jsem ji za konce a tloukla a tloukla, až jsem ucítila jak praská. Ještě. Ještě. Rozpadl se na dva kusy, se kterými jsem mrštila do země. Opět jsem zařvala a skácela se na kolena.</text:p>
      <text:p text:style-name="Lekce_20_-_20_normal">Pak bylo ticho. Přede mou ležely dvě půlky tabletu. Co jsem to udělala? Napřáhla jsem ruku k rozbitému displayi. Dotkla jsem se ho špičkami prstů. Co jsem to udělala?</text:p>
      <text:p text:style-name="Lekce_20_-_20_normal">„Kulibrko!“ volal Šeiner, který mě šel hledat. Rychle jsem se zvedla na nohy. „Pojďte! Už přišla!■“</text:p>
      <text:h text:style-name="Heading_20_1" text:outline-level="1"><text:bookmark-start text:name="org5462be3"/>Lajdová 1<text:bookmark-end text:name="org5462be3"/></text:h>
      <text:p text:style-name="Text_20_body"><text:span text:style-name="OrgCode">Přepis video záznamu vysílaného přes Bluetooth</text:span></text:p>
      <text:p text:style-name="Text_20_body">[Dveře se otevírají vchází Lajdová, za ní její generálové]</text:p>
      <text:p text:style-name="Text_20_body">„Kdy jste je našli?“</text:p>
      <text:p text:style-name="Text_20_body">„Tooo bude asi tak zhruba přibližně před dvěma hodinami, plus minus.“</text:p>
      <text:p text:style-name="Text_20_body">„Kolik jich je?“</text:p>
      <text:p text:style-name="Text_20_body">„Něco mezi asi pěti a šesti.“</text:p>
      <text:p text:style-name="Text_20_body">„Madam, jestli dovolíte svému sníženému sluhovi, je toho více.“</text:p>
      <text:p text:style-name="Text_20_body">„Pokračujte.“</text:p>
      <text:p text:style-name="Text_20_body">„Dáma-li promine, je mi ctí vás varovat, že jejich informace jsou poněkud, odpusťte mi tu drzost, nepříjemné.“</text:p>
      <text:p text:style-name="Text_20_body">„Nooooo, tak nějak to asi je. Řekli nám toho, tak jaksi, mnoho.“</text:p>
      <text:p text:style-name="Text_20_body">„Co si myslíte vy, generále?“</text:p>
      <text:p text:style-name="Text_20_body">„Já tedy rovněž jaksi, abych tak řekl, s naprostou jistotou, nevím.“</text:p>
      <text:p text:style-name="Text_20_body">„Jak jste je našli?“</text:p>
      <text:p text:style-name="Text_20_body">„Mohu-li mít tu drzost odpovědět, jedna naše hlídka je chytila v přestrojení do uniforem vaší ctěné velikosti. Vydávali se za členy vaší velectěné armády.“</text:p>
      <text:p text:style-name="Text_20_body">„Chtěli, oni totiž měli v úmyslu nás sabotovat, ale, jestli mi pan generál odpustí, že mu skáču do řeči… Eeeeee. Sabotovat. Nás. Tedy. Chtěli. Zevnitř.“</text:p>
      <text:p text:style-name="Text_20_body">„Co o tom víte?“</text:p>
      <text:p text:style-name="Text_20_body">„Já, vlastně ani, když to tak vezmeme, se necítím schopen, že bych mohl, jistě chápete, ani v nejmenším. Ne, že bych neuměl, nebo snad nechtěl, ale mé jednotky jsou mimo, tak trochu, dimenzi.“</text:p>
      <text:p text:style-name="Text_20_body">„Vy tři jste naprosto neschopní.“</text:p>
      <text:p text:style-name="Text_20_body">„Eeeeee.“</text:p>
      <text:p text:style-name="Text_20_body">„Jak si ctěná libost přeje.“</text:p>
      <text:p text:style-name="Text_20_body">„Tak trochu, hmmmm.“</text:p>
      <text:p text:style-name="Text_20_body">„Co vám tedy řekli?“</text:p>
      <text:p text:style-name="Text_20_body">„… Já? Takhle… Oni okamžitě sdíleli informace, s námi tedy, že nedaleko, respektive blízko, se schovává, nebo možná skrývá, velká armáda, která nás, chci říct <text:span text:style-name="Emphasis">na</text:span> nás, zaútočí ze Země.“</text:p>
      <text:p text:style-name="Text_20_body">„Ale ono to tohleto, abyste rozuměla, nevypadá to. Takhle. Úplně.“</text:p>
      <text:p text:style-name="Text_20_body">„Nikoli, smím-li být tak vtíravý, ó velikosti. Hledali jsme a našli jsme, děla, vaše eminence. Na hoře před branou. Ale jsou falešn<text:span text:style-name="T4">á</text:span>. Myslíme, jestli nám výsost povolí ten luxus názoru, že jsou nastražení.“</text:p>
      <text:p text:style-name="Text_20_body">„K čemu by byli nastražení? Když nám řekli o své armádě?“</text:p>
      <text:p text:style-name="Text_20_body">„Ale ne to, takhleto tohleto. Oni moc rychle, jakoby bez problému, rozumíte?“</text:p>
      <text:p text:style-name="Text_20_body">„Správně, eeee. Museli jsme je vyslýchat jenom, vlastně nemuseli. Hned nám řekli, jenom jsme se zeptali. Oni pověděli, že před branou, jenom ne hned před branou, ale kousek dál, je velká armáda, schovaná. Ale my viděli jenom dřevěná děla. Myslíme, tedy chci naznačit, soudíme, že nás chtějí odlákat od nějaké, eeee.“</text:p>
      <text:p text:style-name="Text_20_body">„Nějaké tohleto, dimenze.“</text:p>
      <text:p text:style-name="Text_20_body">„Dobrá. Někam je schovejte. Jestli nám lžou, nebo něco tají, tak se to dozvíme. Přijdu se na ně podívat, hned jak budu mít čas.“</text:p>
      <text:p text:style-name="Text_20_body">„Jak si vaše velectěná osoba žádá■“</text:p>
      <text:h text:style-name="Heading_20_1" text:outline-level="1"><text:bookmark-start text:name="orge5d6a56"/>Kaňonskop<text:bookmark-end text:name="orge5d6a56"/></text:h>
      <text:h text:style-name="Heading_20_1" text:outline-level="1"><text:bookmark-start text:name="org1970818"/>Lekce 2<text:bookmark-end text:name="org1970818"/></text:h>
      <text:p text:style-name="Lekce_20_-_20_nadpis">Lekce XLVI</text:p>
      <text:p text:style-name="Lekce_20_-_20_první_20_odstavec">Šeiner se mi promítal na obrazovku provizorního laptopu. Jeho tělesný stav, měřený speciálně upravenou uniformou, byl vyobrazen na spodku, co bylo před ním pak snímáno nouzovou kamerou na jeho knoflíku.</text:p>
      <text:p text:style-name="Lekce_20_-_20_normal">Šeiner se naboural do systému obleku a přes Bluetooth mi vysílal svou misi v přímém přenosu.</text:p>
      <text:p text:style-name="Lekce_20_-_20_normal">Seděla jsem v chajdě. Kam on šel by mě stejně neopustili. Generál byl opět svázaný vzadu a dělal, že spí.</text:p>
      <text:p text:style-name="Lekce_20_-_20_normal">Šeiner přistoupil k veliteli věznice. „Máte tu vězně?“ zeptal se autoritativně.</text:p>
      <text:p text:style-name="Lekce_20_-_20_normal">„Ano, ano,“ volal nadšeně žalářník. „Máme tu, co si jen ráčíte zamanout. Vězně strašlivé, vězně podezřelé. Klasické vězně, budoucí vrahy - ty jsme uspali, pro jistotu - vězně nepoučitelné, vězně ztracené případy, vězně domácí, co byste hledal, pane?“</text:p>
      <text:p text:style-name="Lekce_20_-_20_normal">„Dnes jsem se probudil,“ řekl Šeiner, „a zachtělo se mi dezertéra.“</text:p>
      <text:p text:style-name="Lekce_20_-_20_normal">„Ale samozřejmě, samozřejmě, těch my máme. Dáma,“ ukázal prsty vzhůru, „neinspiruje mnoho oddanosti. Tedy pardon, to jsem nemyslel.“ Pokynul Šeinerovi, aby ho následoval.</text:p>
      <text:p text:style-name="Lekce_20_-_20_normal">„Chcete je vytáhnout?“ ptal se kantora, zatímco hledal správné dveře.</text:p>
      <text:p text:style-name="Lekce_20_-_20_normal">„Soukromý výslech, ano,“ kýval hlídač hlavou chápavě. „Velmi populární, poslední dobou. Máte na mysli někoho konkrétního?“</text:p>
      <text:p text:style-name="Lekce_20_-_20_normal">„Ty nové vězně.“</text:p>
      <text:p text:style-name="Lekce_20_-_20_normal">O chvíli později stanul Šeiner před obřím zrcadlem. Uvnitř bylo jako na ploché obrazovce pět nebo šest vojáků v okovech, uvězněni po vzoru Phantom Zóny.</text:p>
      <text:p text:style-name="Lekce_20_-_20_normal">Žalářník otočil klíčem v zámku. „Nechám vás o samotě.“ Pak opustil místnost, zatímco se sklo zrcadla lámalo a svázaní vězni padali ven.</text:p>
      <text:p text:style-name="Lekce_20_-_20_normal">„Děkuji,“ řekl jim Šeiner sarkasticky, „že se k nám přidáváte, ale ztěžujete mi to.“</text:p>
      <text:p text:style-name="Lekce_20_-_20_normal">„To my ne,“ řekl jeden. „My nejsme dezertéři. Toto je tajná mise. Klidně nás můžete zase vrátit zpátky.“</text:p>
      <text:p text:style-name="Lekce_20_-_20_normal">„To nepůjde,“ namítal Šeiner. „Lajdová se u vás staví co nevidět.“ Na to zbledli. „Co tu děláte?“</text:p>
      <text:p text:style-name="Lekce_20_-_20_normal">„Ti, co nás přivedli,“ říkal další, „ti k nám patří taky. Zatímco se Lajdová stará o nás, oni hledají způsob, jak otevřít bránu.“</text:p>
      <text:p text:style-name="Lekce_20_-_20_normal">„Ten já už vymyslel.“ Šeiner byl rozzlobený, že mu učitelé venku nevěří. „Pojďte, popovídáme si cestou.“</text:p>
      <text:p text:style-name="Lekce_20_-_20_nadpis">Lekce XLVII</text:p>
      <text:p text:style-name="Lekce_20_-_20_první_20_odstavec">Šeiner se vracel z vězení s „dezertéry“. Mysleli jsme, že to byli skuteční dezertéři. Nechtěl je ale nechat na pospas proslulému vyhrožování zvanému „Zdenka“, případně „budík“, podle toho, koho se ptáte.</text:p>
      <text:p text:style-name="Lekce_20_-_20_normal">Spěchal tedy, aby stihl v přestrojení ukrást uniformu ještě někoho vyššího, kdo má povolení otevřít bránu, než Lajdová přijde na to, že vězni utekli.</text:p>
      <text:p text:style-name="Lekce_20_-_20_normal">Stála jsem v chajd<text:span text:style-name="T31">ě</text:span> a čekala jsem. Pokud se Šeinerovi nepodaří bránu otevřít, nebude potřeba, abych něco dělala. Lajdová v tom případě zapne internet, povolá střel<text:span text:style-name="T31">h</text:span>bitě posil<text:span text:style-name="T31">y</text:span> ze všech koutů Zm<text:span text:style-name="T31">ě</text:span> a vyhraje. Pokud se mu to ale povede, budu muset zakročit. Hodně jsem chtěla, aby selhal.</text:p>
      <text:p text:style-name="Lekce_20_-_20_normal">Ze svého tabletu jsem vytáhla čip. Připojila jsem ho na telefon povalující se v chajdě, takže jen co se internet vrátí, můžu se zeptat vedení, jak to myslí. Do té doby jsem ale sama.</text:p>
      <text:p text:style-name="Lekce_20_-_20_normal">Za mnou něco šustilo. Generál využil mého zamyšlení a začal opět pracovat. Jsou to tvrdí lidé, ti vojáci. Chtěla jsem ho napomenout, nebo se mu možná vysmát, že to zkouší znovu, ale něco jsem si uvědomila.</text:p>
      <text:p text:style-name="Lekce_20_-_20_normal">Šeiner tu nebyl. Pokud uvázal vězně špatně, je jeho chyba, že uteče. Já jsem bankomat a nesmím mu tudíž pomáhat. Kdyby generál utekl, není to na mě.</text:p>
      <text:p text:style-name="Lekce_20_-_20_normal">Pomalu jsem se otočila k východu. Generál se přestal hýbat a zase dělal, že spí. Nemusela jsem čekat uvnitř, takže jsem odešla na čerstvý vzduch a zůstala otočená zády k chajdě i generálovi uvnitř.</text:p>
      <text:p text:style-name="Lekce_20_-_20_normal">Čas plynul. Hluk mi zcela zastínil představy o tom, co se dělo za mnou. Neslyšel jsem nikoho odejít, ale kdyby odešel, nevěděla bych o tom. Stála jsem v pozoru, jak mě učili na univerzitě. Klid a naprostá chladnost. Jen, co mám v popisu práce.</text:p>
      <text:p text:style-name="Lekce_20_-_20_normal">Kdyby utekl, Šeiner prohraje a já nemusím hnout prstem. Pokud neuteče, budu muset zasáhnout já sama, což bylo něco, co jsem musela připustit mi ničilo srdce. Nemohla jsem se rozhodnout.</text:p>
      <text:p text:style-name="Lekce_20_-_20_nadpis"><text:soft-page-break/>Lekce XLVIII</text:p>
      <text:p text:style-name="Lekce_20_-_20_první_20_odstavec"><text:span text:style-name="Emphasis">„COŽE!!“</text:span></text:p>
      <text:p text:style-name="Lekce_20_-_20_normal">„Utekl,“ vytlačila jsem ze sebe. Nedokázala jsem se mu dívat do očí.</text:p>
      <text:p text:style-name="Lekce_20_-_20_normal">„Jak to udělal!?“</text:p>
      <text:p text:style-name="Lekce_20_-_20_normal">„Asi jste ho svázal špatně.“ Cítila jsem se jako nějaký zrádce. Nevím proč, ale bylo mi ještě hůř, než když jsem <text:span text:style-name="Emphasis">skutečně</text:span> zradila svou profesi a banku.</text:p>
      <text:p text:style-name="Lekce_20_-_20_normal">„Proč jste ho nehlídala!“ řval Šeiner. Byl rudý vzteky a obavami a díval se na mě se směsicí zklamání a hrůzy.</text:p>
      <text:p text:style-name="Lekce_20_-_20_normal">„Bankomati nesmí zasahovat—“</text:p>
      <text:p text:style-name="Lekce_20_-_20_normal">„Víte co, Kulibrko,“ udělal rázný krok vpřed, „to už jsem slyšel mnohokrát. <text:span text:style-name="Emphasis">A co děláte, když nám dáváte body?</text:span> Z vašich hodnocení vychází sponzoři, z těch peníze, z těch vojáci a války a tohle všechno!“</text:p>
      <text:p text:style-name="Lekce_20_-_20_normal">„Bankomati jen hodnotí.“ Chtěl jsem utéct z jeho pohledu.</text:p>
      <text:p text:style-name="Lekce_20_-_20_normal">„Bankomati poslouchají! Svojí banku, celou Spolkovou Federaci! Je to vaše živobytí, samozřejmě, že uděláte, co vám řeknou.“</text:p>
      <text:p text:style-name="Lekce_20_-_20_normal">Vrtěla jsem hlavou. „Jen, pokud je to v souladu…“</text:p>
      <text:p text:style-name="Lekce_20_-_20_normal">Šeiner se na mě díval s nakloněnou hlavou. „Bankám vyhovuje, že Zdenka vyhrává, tak jí udržují na prvním místě. Všimla jste si, že i přes svojí neúčast v <text:span text:style-name="T37">závodu </text:span>má nejvyšší hodnocení? To proto, že banky chtějí, aby ho měla.“</text:p>
      <text:p text:style-name="Lekce_20_-_20_normal">Přistoupil ještě o krok blíž a ztišil hlas. Sklopila jsem oči.</text:p>
      <text:p text:style-name="Lekce_20_-_20_normal">„I kdybyste měla pravdu, pravidla jsou chybná—“</text:p>
      <text:p text:style-name="Lekce_20_-_20_normal">„To není možné!“</text:p>
      <text:p text:style-name="Lekce_20_-_20_normal">„Podívejte, kam nás dovedla. Další válka. Tohle musí přestat. Víte, Oslová měla pravdu. Takhle to dál nejde.“ Položil mi ruku na rameno, přátelsky, jako mentor. „Pomůžete mi to zařídit?“</text:p>
      <text:p text:style-name="Lekce_20_-_20_normal">Podívala jsem se mu do očí. Z nějakého důvodu se mi chtělo brečet. Brada se mi třásla. Viděla jsem na něm, že prohlédl mé pocity. Usmál se. Jak mě ničilo ho zklamat.</text:p>
      <text:p text:style-name="Lekce_20_-_20_normal">„Bankomati nesmí zasahovat do průběhu závodu.“</text:p>
      <text:p text:style-name="Lekce_20_-_20_normal">„Aa!“ Šeiner vydal takový zničený nářek, že se mi málem podlomila kolena. Odstoupil ode mne a otočil se zády. Chytil se za bradu a přemýšlel. Pak se opět podíval na mě.</text:p>
      <text:p text:style-name="Lekce_20_-_20_normal">„A takhle vám to vyhovuje? Bez vaší pomoci Zdenka vyhraje a—“ Zarazil se. Náhle vystartoval po monitoru■</text:p>
      <text:h text:style-name="Heading_20_1" text:outline-level="1"><text:bookmark-start text:name="org16b0ba8"/>Lajdová 2<text:bookmark-end text:name="org16b0ba8"/></text:h>
      <text:p text:style-name="Text_20_body"><text:span text:style-name="OrgCode">Přepis video záznamu vysílaného přes Bluetooth</text:span></text:p>
      <text:p text:style-name="Text_20_body">[Lajdová sedí v křesle, její generálové stojí shrbení před ní]</text:p>
      <text:p text:style-name="Text_20_body">„Jak se sem dostal!“</text:p>
      <text:p text:style-name="Text_20_body">„To my jaksi buďto nevíme, nebo si nejsme jistí natolik, že, abych tak řekl, nevíme.“</text:p>
      <text:p text:style-name="Text_20_body">„Smím-li se vyjádřit, vaše velebnosti, nepřišel žádným Dimenzionálním Portálem.“</text:p>
      <text:p text:style-name="Text_20_body">„Jste si jistí.“</text:p>
      <text:p text:style-name="Text_20_body">„No, když se to tak vezme, kolem a kolem, kdyby ne, tak jaksi ano, ale my jsme, chci říct, hmmmm.“</text:p>
      <text:p text:style-name="Text_20_body">„Nevíme, ale už tu musí být aspoň tři, čtyři, pět, možná šest nebo sedm dní, případně týden nebo méně. Nebo také více, vlastně.“</text:p>
      <text:p text:style-name="Text_20_body">„Odkud o něm víme? Kdo vám o něm řekl?“</text:p>
      <text:p text:style-name="Text_20_body">„Že jsem tak troufalý, generál Oooran.“</text:p>
      <text:p text:style-name="Text_20_body">„A on neví, kdo to je?“</text:p>
      <text:p text:style-name="Text_20_body">„Vlastně, tak úplně, kdyby on—“</text:p>
      <text:p text:style-name="Text_20_body">„Vy ne. Vy!“</text:p>
      <text:p text:style-name="Text_20_body">„… Já? Aha. Tak tedy… Nijak zvlášť, ne. Ani ne. Nemá mnoho těchto, zpráv. Informací. O něm. Jsou dva.“</text:p>
      <text:p text:style-name="Text_20_body">„To jsem si zase vybrala štáb.“</text:p>
      <text:p text:style-name="Text_20_body">„Je mi nevýslovnou ctí sloužit.“</text:p>
      <text:p text:style-name="Text_20_body">„…“</text:p>
      <text:p text:style-name="Text_20_body">„Eeee… Madam?“</text:p>
      <text:p text:style-name="Text_20_body">„Přemýšlím! Nevidíte, že přemýšlím? Kriste Pane! … Je to past.“</text:p>
      <text:p text:style-name="Text_20_body">„Past? To je, tedy zdá se, jestli si Dáma myslí. Ale já jaksi. Nemohu tohleto, ani tak ani takhle, upřímně.“</text:p>
      <text:p text:style-name="Text_20_body">„Ano, je to past. Nevím jaká, ale je to past. … Zapněte internet.“</text:p>
      <text:p text:style-name="Text_20_body">„Myslí to vaše Světle šedá eminence s naprostou vážností?“</text:p>
      <text:p text:style-name="Text_20_body">„Co byste řekl?“</text:p>
      <text:p text:style-name="Text_20_body">„Mé maličkosti by nepříslušelo, ani v nejmenším, snažit se uzřít pohyby s energií tektonických desek, jež vaše vesmírná ctěnost má tu chuť nazývati myšlenkovými pochody.“</text:p>
      <text:p text:style-name="Text_20_body">„Děláte si ze mě srandu?“</text:p>
      <text:p text:style-name="Text_20_body">„Ať mi hlava spadne z kolene, jestli jsem kdy pomyslil na srandu a vaší nekonečnost v jednom dni.“</text:p>
      <text:p text:style-name="Text_20_body">„Když to říkáte. Generále?“</text:p>
      <text:p text:style-name="Text_20_body">„Aaaaa. Ano? Tedy ano. Ha?“</text:p>
      <text:p text:style-name="Text_20_body">„Zapněte internet.“</text:p>
      <text:p text:style-name="Text_20_body">„Jistě. Potrvá to něco jako hodinu, plus minus hodina.“</text:p>
      <text:p text:style-name="Text_20_body">„Vy se dejte do hledání toho učitele.“</text:p>
      <text:p text:style-name="Text_20_body">„Samosebou, jak si tedy, pokud chcete, ihned tohleto, provedu.“</text:p>
      <text:p text:style-name="Text_20_body">„A vy!“</text:p>
      <text:p text:style-name="Text_20_body">„Klaním se co nejhlouběji.“</text:p>
      <text:p text:style-name="Text_20_body">„Když se něco šustne, zničte to■“</text:p>
      <text:h text:style-name="Heading_20_1" text:outline-level="1"><text:bookmark-start text:name="org137c147"/>bla 4<text:bookmark-end text:name="org137c147"/></text:h>
      <text:p text:style-name="Text_20_body">POZNÁMKA PRO MARTINA: TOHLE PATŘÍ DO BUBLINY, JAKÁ JE, KDYŽ PÍŠEŠ ZPRÁVY NA TELEFONU. KDYŽ TAK SE MĚ ZEPTEJ, CO MYSLIM. NEBO SE RAČI ZEPTEJ I TAK, VÍME, JAK TO DOPADÁ.</text:p>
      <text:p text:style-name="Text_20_body">Matko!</text:p>
      <text:p text:style-name="Text_20_body">Chci říct &lt;náhodná ženo&gt;! Ale co, už je to jedno. Nahodili internet. Konečně ti můžu psát jako civilizovaný člověk. POZNÁMKA PRO MARTINA: SEM DEJ NĚJAKÝ EMOJI</text:p>
      <text:p text:style-name="Text_20_body">Všichni vojáci si s sebou přinesli telefony. Jak zapnuli WiFi, automaticky se připojil<text:span text:style-name="T31">i</text:span> a naráz jim přišly všechny zprávy a upozornění, které za poslední dva týdny zmeškali. Na chvíli jsem ohluchl z toho rámusu a zvonění. Jako obří zvon, ještě takhle uvnitř hory, která rezonovala.</text:p>
      <text:p text:style-name="Text_20_body">Každopádně, já se mám skvěle. Zatím žádné slovo od naší falešné hlídky, ale je ještě brzy.</text:p>
      <text:p text:style-name="Text_20_body">Jen pro pořádek a úplnost, to zvonění bylo tak hlasité, že nás slyšeli vojáci za branou. Odpalují nám kopec nad hlavami a z jihu a východu přichází statisícové posily. I z dálky vidíme obrovský hologram Lajdové, který si každá jednotka přináší. Jsme naprosto v pasti. Všichni zmatkují. No nic. Já jdu dokumentovat.</text:p>
      <text:p text:style-name="Text_20_body">Pa■</text:p>
      <text:h text:style-name="Heading_20_1" text:outline-level="1"><text:bookmark-start text:name="org5d6112f"/>Rozhovor<text:bookmark-end text:name="org5d6112f"/></text:h>
      <text:p text:style-name="Figure">Přivítejte prosím hosta, který ač nedorazil, stejně přišel. Skoro-vítěz bitvy u Nového Dilí a jeden z nejobávanějších kantorů současnosti, pan Ivo Macháček, kter<text:span text:style-name="T31">ý</text:span> však z důvodů, jež budou podrobně probrány, nemohl dorazit. Poslal tedy své dvě sekretářky jako náhradu. Bohužel to sdělil Monte Karlos pozdě a my máme otázky připravené pro něj, ne pro paní Vlčkovou a paní Prášilovou.</text:p>
      <text:p text:style-name="Rozhovor"><text:span text:style-name="Bold">Tak tedy, pane Macháčku, díky, že jste si na nás udělal čas. Jak se vám líbí být v žebříčku Dvaceti statečných?</text:span></text:p>
      <text:p text:style-name="Rozhovor"><text:span text:style-name="Underline">Je to samozřejmě velice dobrý pocit.</text:span></text:p>
      <text:p text:style-name="Rozhovor"><text:span text:style-name="Emphasis">Velice dobrý pocit.</text:span></text:p>
      <text:p text:style-name="Rozhovor"><text:span text:style-name="Bold">Jak se vám nelíbí, že je žebříček privatizován paní Lajdovou?</text:span></text:p>
      <text:p text:style-name="Rozhovor"><text:span text:style-name="Emphasis">Abych tak řekl, paní Lajdová si ho může strčit, kam chce. Já ho nepotřebuju.</text:span></text:p>
      <text:p text:style-name="Rozhovor"><text:span text:style-name="Bold">Myslíte si, že jste získal dostatečné uznání pro své </text:span><text:span text:style-name="Bold"><text:span text:style-name="Emphasis">závodní</text:span></text:span><text:span text:style-name="Bold"> úspěchy?</text:span></text:p>
      <text:p text:style-name="Rozhovor"><text:span text:style-name="Underline">Myslím, že více uznání by nezaškodilo, ale v tuto chvíli se mi hodí, že mě ostatní přehlíží a podceňují.</text:span></text:p>
      <text:p text:style-name="Rozhovor"><text:span text:style-name="Bold">Jak vás kantoři přijali po vaší zradě paní Pálkovské?</text:span></text:p>
      <text:p text:style-name="Rozhovor"><text:span text:style-name="Emphasis">Zra… ta… co to…</text:span></text:p>
      <text:p text:style-name="Rozhovor"><text:span text:style-name="Underline">Víte, já bych to nenazval zradou.</text:span></text:p>
      <text:p text:style-name="Rozhovor"><text:span text:style-name="Emphasis">Samozřejmě, většina učitelů ji zradila. Myslíte si, že s ní chtěl někdo bojovat?</text:span></text:p>
      <text:p text:style-name="Rozhovor"><text:span text:style-name="Bold">Takže to podle vás všichni vidí stejně?</text:span></text:p>
      <text:p text:style-name="Rozhovor"><text:span text:style-name="Emphasis">Ano. Mnoho kantorů, se kterými spolupracuji, také byl</text:span><text:span text:style-name="Emphasis"><text:span text:style-name="T31">o</text:span></text:span><text:span text:style-name="Emphasis"> v Pálkovská squadu.</text:span></text:p>
      <text:p text:style-name="Rozhovor"><text:span text:style-name="Bold">Máte něco, co byste chtěl sdělit svým odpůrcům?</text:span></text:p>
      <text:p text:style-name="Rozhovor"><text:span text:style-name="Underline">Rád bych jim sdělil, že kdyby měli nějaký žebříček, mohou si ho strčit, kam chtějí.</text:span></text:p>
      <text:p text:style-name="Rozhovor"><text:span text:style-name="Bold">Co je vaší největší vášní?</text:span></text:p>
      <text:p text:style-name="Rozhovor"><text:span text:style-name="Emphasis">Vedení. Proto jsem se taky hlásil do</text:span> závodu.</text:p>
      <text:p text:style-name="Rozhovor"><text:span text:style-name="Bold">Máte k tomu nějaký jiný motiv, k této zálibě, nebo je to čistě profesní?</text:span></text:p>
      <text:p text:style-name="Rozhovor"><text:span text:style-name="Underline">K vedení? S tím se člověk narodí.</text:span></text:p>
      <text:p text:style-name="Heading_20_3">Kampaň</text:p>
      <text:p text:style-name="Rozhovor"><text:span text:style-name="Bold">Nedávno jste změnil svůj živel v Aréně. Býval jste s Chaosem, ale nyní jste se přidal k Životu. Proč tomu tak je?</text:span></text:p>
      <text:p text:style-name="Rozhovor"><text:span text:style-name="Emphasis">Ano, ano. Myslím, že v tuto doby je třeba myslet pozitivně. Chaos nereprezentoval mé naladění a mou taktiku v</text:span> závodě.</text:p>
      <text:p text:style-name="Rozhovor"><text:span text:style-name="Bold">Myslíte, že by každý kantor měl opustit Chaos?</text:span></text:p>
      <text:p text:style-name="Rozhovor"><text:span text:style-name="Emphasis">Myslím, že to je stále silný živel. Spíše šlo o mou osobní preferenci.</text:span></text:p>
      <text:p text:style-name="Rozhovor"><text:span text:style-name="Bold">S kterým kantorem z jiného živlu se nejvíce bojíte střetnout v Aréně?</text:span></text:p>
      <text:p text:style-name="Rozhovor"><text:span text:style-name="Underline">Řekl bych, že---</text:span></text:p>
      <text:p text:style-name="Rozhovor"><text:span text:style-name="Emphasis">Nekecej mi do toho. Já jsem specialista na živly.</text:span></text:p>
      <text:p text:style-name="Rozhovor"><text:span text:style-name="Underline">No dobře.</text:span></text:p>
      <text:p text:style-name="Rozhovor"><text:span text:style-name="Emphasis">Nejhorší bude dřevo. To bude tvrdý oříšek. Ale sám jsem se na jeho stranu nechtěl dávat. Ale mám tam tvrdou konkurenci, velmi dřevěnou, například pana Langera.</text:span></text:p>
      <text:p text:style-name="Rozhovor"><text:span text:style-name="Bold">Jaká bude vaše strategie, v obecných pojmech, až se do Arény dostanete?</text:span></text:p>
      <text:p text:style-name="Rozhovor"><text:span text:style-name="Underline">Vyhrát.</text:span></text:p>
      <text:p text:style-name="Rozhovor"><text:span text:style-name="Bold">Jak se do Arény hodláte protlačit?</text:span></text:p>
      <text:p text:style-name="Rozhovor"><text:span text:style-name="Underline">Nehodlám se tlačit. Ve správnou chvíli budu na správném místě.</text:span></text:p>
      <text:p text:style-name="Rozhovor"><text:span text:style-name="Bold">Máte nějaký plán pro případ, že se začnete propadat těsně před vyhlášením patnácti učitelů, kteří budou do Arény vpuštěni?</text:span></text:p>
      <text:p text:style-name="Rozhovor"><text:span text:style-name="Underline">Ano.</text:span></text:p>
      <text:p text:style-name="Rozhovor"><text:span text:style-name="Emphasis">Stáhnout s sebou co nejvíce dalších lidí. Čímž se ten můj pád může vynulovat.</text:span></text:p>
      <text:p text:style-name="Rozhovor"><text:span text:style-name="Bold">Kantorům je povoleno vzít si do Arény s sebou jednu věc. Co to bude ve vašem případě?</text:span></text:p>
      <text:p text:style-name="Rozhovor"><text:soft-page-break/><text:span text:style-name="Underline">Můj oblíbený program na tvorbu rozvrhu. Takový dobrý rozvrh, to je neocenitelná pomůcka. I v Aréně.</text:span></text:p>
      <text:p text:style-name="Rozhovor"><text:span text:style-name="Bold">Myslíte, že Lajdová povolí Arénu, nebo se prohlásí za vítěze bez ní?</text:span></text:p>
      <text:p text:style-name="Rozhovor"><text:span text:style-name="Underline">Myslím, že Lajdová nebude za chvíli mít do závodu, co mluvit.</text:span></text:p>
      <text:p text:style-name="Rozhovor"><text:span text:style-name="Bold">Znamená to, že máte plán, jak ji porazit?</text:span></text:p>
      <text:p text:style-name="Rozhovor"><text:span text:style-name="Emphasis">Samozřejmě, že ne.</text:span></text:p>
      <text:p text:style-name="Rozhovor"><text:span text:style-name="Bold">Kolují ale zvěsti o jakési tajné armádě v Kamelotu. Někteří říkají, že jste s ní spřízněn. Povězte nám, o co se jedná.</text:span></text:p>
      <text:p text:style-name="Rozhovor"><text:span text:style-name="Underline">Pokud si dobře pamatuji, vlastnit armády paní Lajdová nezakázala. Takže nepopírám, že jsem se snažil nějaké síly sehnat.</text:span></text:p>
      <text:p text:style-name="Rozhovor"><text:span text:style-name="Bold">A ten Kamelot.</text:span></text:p>
      <text:p text:style-name="Rozhovor"><text:span text:style-name="Underline">Ani nepopírám ten Kamelot.</text:span></text:p>
      <text:p text:style-name="Heading_20_3">Random otázka dne</text:p>
      <text:p text:style-name="Rozhovor"><text:span text:style-name="Bold">O kolik procent by se musela zkrátit Bible, aby byla stravitelná pro dnešní mládež?</text:span></text:p>
      <text:p text:style-name="Rozhovor"><text:span text:style-name="Emphasis">O dvacet.</text:span></text:p>
      <text:p text:style-name="Rozhovor"><text:span text:style-name="Underline">O sto?</text:span></text:p>
      <text:p text:style-name="Rozhovor"><text:span text:style-name="Bold">Které pasáže byste vynechal.</text:span></text:p>
      <text:p text:style-name="Rozhovor"><text:span text:style-name="Emphasis">Všechny.</text:span></text:p>
      <text:p text:style-name="Heading_20_3">Rychlá střelba</text:p>
      <text:p text:style-name="Rozhovor"><text:span text:style-name="Bold">Co </text:span><text:span text:style-name="Bold"><text:span text:style-name="Emphasis">skutečně</text:span></text:span><text:span text:style-name="Bold"> dělá vaše armáda v Kamelotu?</text:span></text:p>
      <text:p text:style-name="Rozhovor"><text:span text:style-name="Underline">To vám neřeknu.</text:span></text:p>
      <text:p text:style-name="Rozhovor"><text:span text:style-name="Bold">Proč jste se obrátil proti Pálkovské?</text:span></text:p>
      <text:p text:style-name="Rozhovor"><text:span text:style-name="Emphasis">Věřil byste mi, kdybych řekl, že mě o to někdo požádal?</text:span></text:p>
      <text:p text:style-name="Rozhovor"><text:span text:style-name="Bold">Jste skutečně nejlepší volba pro post nejvyššího vůdce všeho učitelstva?</text:span></text:p>
      <text:p text:style-name="Rozhovor"><text:span text:style-name="Emphasis">Samozřejmě.</text:span></text:p>
      <text:p text:style-name="Rozhovor"><text:span text:style-name="Bold">Kterého učitele Dvaceti statečných </text:span><text:span text:style-name="Bold"><text:span text:style-name="Emphasis">nechcete</text:span></text:span><text:span text:style-name="Bold"> jako pobočníka?</text:span></text:p>
      <text:p text:style-name="Rozhovor"><text:span text:style-name="Emphasis">Žádného.</text:span></text:p>
      <text:p text:style-name="Rozhovor"><text:span text:style-name="Bold">Jak byste vyřešil současnou krizi globálního oteplování, pokud možno do pěti let?</text:span></text:p>
      <text:p text:style-name="Rozhovor"><text:span text:style-name="Underline">Popelem.</text:span></text:p>
      <text:p text:style-name="Rozhovor"><text:span text:style-name="Bold">Jaké je DPH Jamajky?</text:span></text:p>
      <text:p text:style-name="Rozhovor"><text:span text:style-name="Emphasis">Mizerné.</text:span></text:p>
      <text:p text:style-name="Heading_20_3">Korespondence</text:p>
      <text:p text:style-name="Rozhovor"><text:span text:style-name="Bold">Zapečetěná listina přišla do studia, ale její obsah jsme po důkladném pročtení vyhodnotili jako nevhodný pro oči kohokoli kromě pana Macháčka samotného. Rozhodli jsme se ho tedy nezveřejňovat.</text:span></text:p>
      <text:p text:style-name="Rozhovor"><text:span text:style-name="Emphasis">Já mu to předám.</text:span></text:p>
      <text:p text:style-name="Rozhovor"><text:span text:style-name="Underline">JÁ mu to předám.</text:span></text:p>
      <text:p text:style-name="Rozhovor"><text:span text:style-name="Bold">To je v pořádku, já bych mu to nepředal, i kdyby tu byl. Každopádně mohu trvat na otázce položené v této listině. Praví doslova: „Štoď jakéhoš názoru jsest ty vlaštníkom naď téhot nařečenutí, Macho?“</text:span></text:p>
      <text:p text:style-name="Rozhovor"><text:span text:style-name="Underline">Toš téď je toť čpatné, toš… Co neštně člušíte?</text:span></text:p>
      <text:p text:style-name="Heading_20_3">Závěrečný proslov</text:p>
      <text:p text:style-name="Rozhovor"><text:span text:style-name="Bold">Závěrem tohoto interview nám prosím sdělte, proč jste se nedostavil osobně a kde se teď nacházíte.</text:span></text:p>
      <text:p text:style-name="Rozhovor"><text:span text:style-name="Emphasis">Ano, mám spoustu práce a byť mě to mrzí a těšil jsem se na to, hlavně na občerstvení, tak jsem měl jiné, neodkladné záležitosti. Ne, že bych proti někomu něco měl.</text:span></text:p>
      <text:p text:style-name="Rozhovor"><text:span text:style-name="Bold">A kde se nacházíte nám ještě povězte.</text:span></text:p>
      <text:p text:style-name="Rozhovor"><text:span text:style-name="Emphasis">Nepopírám, že jsem v Kamelotu■</text:span></text:p>
      <text:h text:style-name="Heading_20_1" text:outline-level="1"><text:bookmark-start text:name="org9f39cde"/>Lekce 3<text:bookmark-end text:name="org9f39cde"/></text:h>
      <text:p text:style-name="Lekce_20_-_20_nadpis">Lekce XLIX</text:p>
      <text:p text:style-name="Lekce_20_-_20_první_20_odstavec">Oheň a kov pršel z nebes. Když Lajdová zapnula internet, objevily se podél brány na Zemi obrazovky, které střelcům uvnitř ukazovaly cíle venku. Rakety létaly na nedaleký, dutý kopec z naší strany, stejně jako ze dvou dalších, odkud přišly posily.</text:p>
      <text:p text:style-name="Lekce_20_-_20_normal">Macháček shromáždil síly a vzal bránu ztečí. V tu chvíli se zapojily drony a droidy. Bráná zůstala zavřená. Byl to masakr nejdražšího hardwaru světa. Televizní balóny se vznášely nad bitvou, viděla jsem dokonce logo Monte Karlos a balón, na kterém bylo, sestřeloval jiný balón s nečitelným nápisem. Něco s akvarelem.</text:p>
      <text:p text:style-name="Lekce_20_-_20_normal">Šeiner pádil do kopce takovou rychlostí, že jsem se za ním v běhu styděla. Vyšplhali jsme k hlavnímu vchodu do Věže, kde vládl zmatek. Tucty tuctů lidí vybíhaly ven a zabíhaly dovnitř a sluhové v černém s bílými rukavicemi držely dveře dokořán. „Zdravíčko. Jak se vede? Rád vás opět vidím.“</text:p>
      <text:p text:style-name="Lekce_20_-_20_normal">Šeiner se zastavil a rozhlédl po temné kamenné pláni. Z dimenzionálních portálů přicházel zbytek vojska a zapojoval se do obrany Babylonu.</text:p>
      <text:p text:style-name="Lekce_20_-_20_normal">Tři mohutné rány zaduněly tmou. Brána se zachvěla, ale držela. Palba odrazila Macháčkovy síly.</text:p>
      <text:p text:style-name="Lekce_20_-_20_normal">Šeiner se na mě podíval. Ukázal otevřenou dlaní na všechen ten zmar. Zvedl obočí.</text:p>
      <text:p text:style-name="Lekce_20_-_20_normal">Nemusel nic říkat.</text:p>
      <text:p text:style-name="Lekce_20_-_20_nadpis">Lekce L</text:p>
      <text:p text:style-name="Lekce_20_-_20_první_20_odstavec">Pádili jsme věží o sto sedm. Nahoru po schodech, dlouhou chodbou, a zase nahoru. Sledovala jsem Šeinera, protože co jiného jsem měla dělat?</text:p>
      <text:p text:style-name="Lekce_20_-_20_normal">„Pane!“ zavolal někdo za námi. Šeiner ve své uniformě se zastavil. „Pane,“ řekl voják, který nás doběhl. „Volají všechno velení do poradní místnosti. Za okamžik začne vysílání.“</text:p>
      <text:p text:style-name="Lekce_20_-_20_normal">Šeiner se rozhlédl. Vyleštěná cesta vedla jinak špinavými kachličkami do nedalekých dveří. Vzal mě za rameno. „Jdu tam.“ Rozešel <text:span text:style-name="T32">se</text:span> ke dveřím.</text:p>
      <text:p text:style-name="Lekce_20_-_20_normal">„Pane?“</text:p>
      <text:p text:style-name="Lekce_20_-_20_normal">„Jdu tam, řekl jsem.“</text:p>
      <text:p text:style-name="Lekce_20_-_20_normal">„Ale to je—“</text:p>
      <text:p text:style-name="Lekce_20_-_20_normal">„Já vím, co to je! Jdu tam.“ A strčil dovnitř. Pak tam strčil i sebe. Byla to prádelna plná nevypraných neprůstřelných vest. Šeiner zabarikádoval vchod a zběsile se rozhlížel dál.</text:p>
      <text:p text:style-name="Lekce_20_-_20_normal">„Kam chceme jít?“ zeptala jsem se ho ze zvyku.</text:p>
      <text:p text:style-name="Lekce_20_-_20_normal">„Do filmového studia.“</text:p>
      <text:p text:style-name="Lekce_20_-_20_normal">„Kde jsme?“</text:p>
      <text:p text:style-name="Lekce_20_-_20_normal">„Pět pater pod ním.“ Přitiskl tvář k oknu a díval se vzhůru.</text:p>
      <text:p text:style-name="Lekce_20_-_20_normal">„Vy tam něco vidíte?“</text:p>
      <text:p text:style-name="Lekce_20_-_20_normal">„Mám periskopický zrak.“</text:p>
      <text:p text:style-name="Lekce_20_-_20_normal">Náhle uskočil od okna leknutím s výkřikem: „Zdenka!“ Ale nebyla to Zdenka Lajdová, jen její hologram. Jenomže ten hologram stál půl kilometrů vysoký a adresoval všechny její vojáky na bitevním poli.</text:p>
      <text:p text:style-name="Lekce_20_-_20_normal">„MÍ PODDANÍ,“ řeklo to zjevení. „NÁŠ STYL ŽIVOTA JE V OHROŽENÍ. CIZINCI Z DALEKÝCH KRAJŮ SEM PŘIŠLI, ABY HO ZNIČILI. V NAŠEM POSVÁTNÉM SÍDLE SE NACHÁZÍ VETŘELEC - UČITEL, KTERÝ SE VYDÁVÁ ZA DŮSTOJNÍKA. NAJDĚTE HO. ZNIČTE HO. ROZCUPUJTE HO. PŘINESTE MI HO ŽIVÉHO A ZDRAVÉHO K VÝSLECHU.“ Zvedla pěst před obličej. „MNĚ ZDAR!“</text:p>
      <text:p text:style-name="Lekce_20_-_20_normal"><text:span text:style-name="Emphasis">„ZDAR!“</text:span> znělo Babylonem.</text:p>
      <text:p text:style-name="Lekce_20_-_20_normal">„Aaaaa, pane?“ řekl voják v chodbě. Zkusil kliku. Zabušil.</text:p>
      <text:p text:style-name="Lekce_20_-_20_normal">„Jdou po nás,“ poznamenal Šeiner a už hledal další východ. Žádný tam nebyl. Šeiner pokrčil rameny a začal bušit židlí do okna v rytmu beranidla bušícího na dveře.</text:p>
      <text:p text:style-name="Lekce_20_-_20_normal">Stoupla jsem si vedle něj. „Bez teflonu?“</text:p>
      <text:p text:style-name="Lekce_20_-_20_normal">Usmál se. „Bez teflonu.“</text:p>
      <text:p text:style-name="Lekce_20_-_20_normal">„Aspoň padák?“</text:p>
      <text:p text:style-name="Lekce_20_-_20_normal"><text:soft-page-break/>„Umíte šplhat, madam?“</text:p>
      <text:p text:style-name="Lekce_20_-_20_normal">„Samozřejmě. Patří to ke vzdělání moderního Itala.“</text:p>
      <text:p text:style-name="Lekce_20_-_20_normal">Náhle rozrazil okno. Vystrčil ven hlavu a ukázal vzhůru. „Tak šplhejte.“</text:p>
      <text:p text:style-name="Lekce_20_-_20_nadpis">Lekce LI</text:p>
      <text:p text:style-name="Lekce_20_-_20_první_20_odstavec">Dalo to práci dostat se dovnitř. Šeiner nechal židli dole, takže musel přemlouvat sklo, aby se rozbilo samo. „Já jsem okno,“ říkalo okno.</text:p>
      <text:p text:style-name="Lekce_20_-_20_normal">„Ale mohl<text:span text:style-name="T32">o</text:span> bys být střepy.“</text:p>
      <text:p text:style-name="Lekce_20_-_20_normal">„Já jsem okno.“</text:p>
      <text:p text:style-name="Lekce_20_-_20_normal">Šeiner pohrozil a okno se radši rozbilo. Studio pro nahrávání hologramů v přímém přenosu bylo nedávno v provozu. Zpráva od Lajdové samé vyšla právě z něj. Byla to místnost se dvěma východy, spoustou tlačítek a páček jako v raketě a stojanem, který Lajdovou vyzvedl do místnosti nad námi, odkud byla nerušeně snímána ze všech stran.</text:p>
      <text:p text:style-name="Lekce_20_-_20_normal">Šeiner se posadil k počítači a začal pracovat. „Je to zaheslované,“ stěžoval si.</text:p>
      <text:p text:style-name="Lekce_20_-_20_normal">„Umíte to hacknout?“ zeptala jsem se, doufajíc, že ne. V tom případě jsem ho nemusela zradit, i když zrada to nebyla, protože mi to nařídili.</text:p>
      <text:p text:style-name="Lekce_20_-_20_normal">„Zkusím to.“</text:p>
      <text:p text:style-name="Lekce_20_-_20_normal">Sto brnění na nás běželo chodbou. V brnění jsem <text:span text:style-name="T17">musela</text:span><text:span text:style-name="T5"> </text:span>předpokládat byli lidé. Šeiner se zvedl a magneticky uzamkl vchod. „Nejde mi to,“ ukázal na počítač. Pak si mě změřil. „Proč si to nepíšete? Něco mi nejde, to je přece o bod méně, ne?“</text:p>
      <text:p text:style-name="Lekce_20_-_20_normal">Bylo.</text:p>
      <text:p text:style-name="Lekce_20_-_20_normal">Další beranidlo, tentokrát laserové. Dveře v okamžiku žhnuly. Šeiner procházel ode zdi ke zdi. „Ne,“ opakoval. „Ne ne ne.“</text:p>
      <text:p text:style-name="Lekce_20_-_20_normal">Pak se zastavil. Svěsil ramena. „No dobře, no.“ Našel na zdi za mnou pověšený hasák. Vyrazil k němu.</text:p>
      <text:p text:style-name="Lekce_20_-_20_normal">Nevěděla jsem, co s ním zamýšlel, ale evidentně ho potřeboval. To byla moje šance. Můj moment. Tak zhatím jeho plány. Okno bylo rozbité, pod námi stovky metrů pádu. Natáhla jsem po hasáku ruku. Prsty se mi rozevřely, paže třásla. Udělala jsem k němu krok. Namířila si to k rukojeti.</text:p>
      <text:p text:style-name="Lekce_20_-_20_normal">Šeiner mě chytil za ruku. Jemně ji odstrčil a vzal hasák sám. Usmál se na mě takovým způsobem, že jsem se téměř propadla hanbou. Jako by mi děkoval, že jsem mu ho chtěla podat.</text:p>
      <text:p text:style-name="Lekce_20_-_20_normal">„Nemusíte mi pomáhat,“ řekl. „Já chápu.“</text:p>
      <text:p text:style-name="Lekce_20_-_20_nadpis">Lekce LII</text:p>
      <text:p text:style-name="Lekce_20_-_20_první_20_odstavec">Přiskočil k druhým, neokupovaným dveřím. Zapnul hasák a k mému naprostému úžasu přeřízl ovládací panel. Dveře byly naprosto zamknuté.</text:p>
      <text:p text:style-name="Lekce_20_-_20_normal">„Teď není, kam utéct,“ řekl a hodil hasák do kouta. Druhé dveře se začaly roztékat. „Připravte si telefon, Kulibrko. Už to jede!“</text:p>
      <text:p text:style-name="Lekce_20_-_20_normal">Ochladilo se. „Jsem v nebezpečí. Za chvíli se sem dostanou. Pojď ven, pojď ven, pojď ven!“</text:p>
      <text:p text:style-name="Lekce_20_-_20_normal">Teplota náhle klesla tak prudce, že jsem zmrzla na místě. Šeiner se napřímil s vítězným výrazem v očích.</text:p>
      <text:p text:style-name="Lekce_20_-_20_normal">„Nemáte kam utéct,“ zněl kovový hlas zvenčí. „Vzdejte se!“</text:p>
      <text:p text:style-name="Lekce_20_-_20_normal">„Já se nikdy nevzdám!“ řval Šeiner. „Já jsem Albert Bílý!“ A už byl u počítače. Jednou rukou pracoval s klávesnicí, druhou otevřel mým směrem, jako by na něco čekal.</text:p>
      <text:p text:style-name="Lekce_20_-_20_normal"><text:span text:style-name="T5">Zmrzla</text:span> jsem mu podala svůj telefon s bankovním čipem uvnitř. Připojil ho kabelem ke zbytku systému, něco na něm ťukal a zároveň se propracoval skrz heslo Lajdové. Celou dobu se smál.</text:p>
      <text:p text:style-name="Lekce_20_-_20_normal">Stojan uprostřed místnosti ožil. Sjel o něco níž, jako by čekal, až na něj někdo nastoupí. Kamery v místnosti nad námi, kam jsem viděla jen úzkou škvírou, se rozpohybovaly.</text:p>
      <text:p text:style-name="Lekce_20_-_20_normal">Šeiner sebou zaklepal. „Je tu trochu zima, co?“ řekl normálním hlasem. Chytil mě za ruku a posadil vedle telefonu. „Nevytahovat,“ ukázal na něj a vzdálil se.</text:p>
      <text:p text:style-name="Lekce_20_-_20_normal">Cestou se ale otočil. Podíval se mi do očí. „Všichni se musí rozhodnout.“ Pak už jen letmý pohled na dveře, které se prakticky změnily v lávu, a už byl na stupínku.</text:p>
      <text:p text:style-name="Lekce_20_-_20_normal">Plošina se s ním zvedla nahoru a jeho postava mi zmizela z dohledu■</text:p>
      <text:p text:style-name="Lekce_20_-_20_normal">POZNÁMKA PRO MARTINA: Tady musí končit stránka.</text:p>
      <text:h text:style-name="Heading_20_1" text:outline-level="1"><text:bookmark-start text:name="org5ed7c66"/>aůsdlfk<text:bookmark-end text:name="org5ed7c66"/></text:h>
      <text:h text:style-name="Heading_20_2" text:outline-level="2"><text:bookmark-start text:name="org231766a"/>1<text:bookmark-end text:name="org231766a"/></text:h>
      <text:p text:style-name="Text_20_body">Zpráva skladníka Berouškového vedoucímu skladu Monte Karlos:</text:p>
      <text:p text:style-name="Text_20_body">Před čtyřmi týdny jste mi sem deponovali nějaký zvláštní předmět. Vypadá to jako plošina na nohou. Je tam napsáno „hologram“, kdybyste nevěděli.</text:p>
      <text:p text:style-name="Text_20_body">Jen jsem vám chtěl říct, že nad tou plošinou se objevil nějaký sterý pán a mluví o nějakém závodě.</text:p>
      <text:h text:style-name="Heading_20_2" text:outline-level="2"><text:bookmark-start text:name="org57a02ec"/>2<text:bookmark-end text:name="org57a02ec"/></text:h>
      <text:p text:style-name="Text_20_body">Zpráva kapitána Eeése usle Blése plukovníku AAA Motorka ve třetím Lajdovském regimentu:</text:p>
      <text:p text:style-name="Text_20_body">Naše hologramy ožily. Nějaká neplánovaná zpráva. Ale nevysílají Dámu, nýbrž nějakého starce.</text:p>
      <text:h text:style-name="Heading_20_2" text:outline-level="2"><text:bookmark-start text:name="orgbac428d"/>3<text:bookmark-end text:name="orgbac428d"/></text:h>
      <text:p text:style-name="Text_20_body">Zpráva legionáře Andrease Anonyma jeho matce:</text:p>
      <text:p text:style-name="Text_20_body">A teď mi do obličeje řve Šeiner. Jako bych neměl dost starostí jinde. Všechny hologramy Lajdové se změnily na jeho podobiznu. Tfuj!</text:p>
      <text:h text:style-name="Heading_20_2" text:outline-level="2"><text:bookmark-start text:name="orgbb50d90"/>4<text:bookmark-end text:name="orgbb50d90"/></text:h>
      <text:p text:style-name="Text_20_body">Zpráva kuchaře Šešeše svému nadřízenému v podzemních patrech Babylonu:</text:p>
      <text:p text:style-name="Text_20_body">Došly nám vajíčka■</text:p>
      <text:h text:style-name="Heading_20_1" text:outline-level="1"><text:bookmark-start text:name="orgf29d839"/>Lekce…<text:bookmark-end text:name="orgf29d839"/></text:h>
      <text:p text:style-name="Lekce_20_-_20_nadpis">Lekce LIII</text:p>
      <text:p text:style-name="Lekce_20_-_20_první_20_odstavec">„Přátelé. Kamarádi. Druhové.</text:p>
      <text:p text:style-name="Lekce_20_-_20_normal">„Nebylo toho dost? Nebojovali jsme spolu už příliš? Nestačilo to?</text:p>
      <text:p text:style-name="Lekce_20_-_20_normal">„Podívejte se na sebe. Teď na mě. Teď na sebe. Jste spokojení? Vyhovuje vám vykořisťování Spolkových banek a nadvláda Mezinárodního Úřadu? Je vám příjemné vstávat ráno se strachem, že vás někdo zradí za body v <text:span text:style-name="T37">závodě</text:span>, a lehat v bázni, že se neprobudíte vedle svých manželů a manželek?</text:p>
      <text:p text:style-name="Lekce_20_-_20_normal">„Jestli ano, pak si nemáme, co říct. Jestli ano, směle pokračujte ve svém bojování. <text:span text:style-name="Emphasis">Jestli ano</text:span>, ignorujte mě.</text:p>
      <text:p text:style-name="Lekce_20_-_20_normal">„Ale pokud se ve vás skrývá jiskra nespokojenosti, pokud věříte, že svět by mohl být lepší, pokud máte dost válčení a politikaření a systému, který dává největší post tomu, kdo utlačuje druhé nejlépe, poslouchejte.</text:p>
      <text:p text:style-name="Lekce_20_-_20_normal">„Vím, jak se cítíte. Máte strach, nevíte, kam svět spěje, a pravidla jsou to jediné, co vás drží v jistotě. Když ráno vypnete sprchu a slyšíte to tísnivé ticho, když vypnete televizi a chutnáte zmar, když jedete v autě a přes houkání a křik nevnímáte své děti, co jiného zbývá, než klanět se těm, kteří vám pomáhají.</text:p>
      <text:p text:style-name="Lekce_20_-_20_normal">„Ale oni nepomáhají. Oni berou. Podplácí, vyhrožují, ničí. Ve strachu z náhlého ticha jste si nechali vzít zdroje zvuků, stejně jako jste bázní před závislostí odevzdali svou svobodu.</text:p>
      <text:p text:style-name="Lekce_20_-_20_normal">„Rozumím. Když jste nikdy neviděli nic jiného, když všechno závisí na pravidlech a rozkazech, je těžké si představit svět, který je jinak. Ale ptejte se sami sebe, jako se ptám já vás, nestojí zato se o něj pokusit? Žít ve světě, kde se navzájem neničíme a nesoupeříme o peníze sponzorů a body bankomatů?</text:p>
      <text:p text:style-name="Lekce_20_-_20_normal">„Nezní vám to lépe? Nemyslíte, že učitelé podporovaní skromně a s rezervou, by byli lepšími vůdci?</text:p>
      <text:p text:style-name="Lekce_20_-_20_normal">„Ptám se vás, jako individua, jako samostatné bytosti, myslící sami za sebe, stojí vám starý, zničený svět za zřeknutí se nejistého, ale lepšího?</text:p>
      <text:p text:style-name="Lekce_20_-_20_normal">„Vzdejte se svých krví získaných výhod. Odhoďte pouta falešné moci. Otevřte dveře svým druhům a přestaňte bojovat za to, co vás bojovat nutí?</text:p>
      <text:p text:style-name="Lekce_20_-_20_normal">„Vzdejte se falešných idolů. Všichni a každý. Za sebe. Dlouho učitelé diktovali, kam svět povede. Zkusili jsme ho změnit k lepšímu, ale faktem zůstává, že jsme jej pouze změnili k obrazu svému. Všichni se rozhodněte. Ne rozkazem, ne nařízením, ne slovem shůry, ale vlastní vůlí odložte zbraně a pojďte společně vybudovat něco lepšího■“</text:p>
      <text:h text:style-name="Heading_20_1" text:outline-level="1"><text:bookmark-start text:name="org9da89f8"/>bla 5<text:bookmark-end text:name="org9da89f8"/></text:h>
      <text:p text:style-name="Text_20_body">POZNÁMKA PRO MARTINA: Jako předtim, tohle je v bublině.</text:p>
      <text:p text:style-name="Text_20_body">Ahoj ty.</text:p>
      <text:p text:style-name="Text_20_body">Taková zvláštní věc. Šeiner měl proslov. Najednou všichni přestali válčit a poslouchali ho. Bylo to dojemné.</text:p>
      <text:p text:style-name="Text_20_body">Na konci nás nabádal spojit se a shodit ty, kteří nás nutí bojovat za svojí slávu a moc. Macháčka jsme zatkli téměř okamžitě. Ostatní učitelé následovali, i když Horký stačil utéct. Nepřátelské armády ale také přestaly bojovat.</text:p>
      <text:p text:style-name="Text_20_body">Chvíli se nic nedělo. A pak se brána pomalu otevřela. Nikdo nezačal bojovat. Jen jsme se na sebe dívali. A pomalu, jako vítaní hosté, jsme vešli dovnitř.</text:p>
      <text:p text:style-name="Text_20_body">Teď jdeme najít Lajdovou. Všichni. Naráz. Ona i Šeiner i všichni ostatní, zdá se, zaplatí za zneužívání moci a peněz, a hned po nich Spolkové banky.</text:p>
      <text:p text:style-name="Text_20_body">Já jenom, kdybys chtěla vědět. Jdu fotit.</text:p>
      <text:p text:style-name="Text_20_body">POZNÁMKA PRO MARTINA: Tady ta stránka končí. Nějak to zařiď.</text:p>
      <text:h text:style-name="Heading_20_1" text:outline-level="1"><text:bookmark-start text:name="orgf5219bf"/>Lekce 4<text:bookmark-end text:name="orgf5219bf"/></text:h>
      <text:p text:style-name="Lekce_20_-_20_nadpis">Lekce LIV</text:p>
      <text:p text:style-name="Lekce_20_-_20_první_20_odstavec">Hologramy zhasly. Obří Šeinerova socha z modrého světla zmizela. Tisíce menších kopií následovaly.</text:p>
      <text:p text:style-name="Lekce_20_-_20_normal">Dívala jsem se, ačkoli to šlo proti rozkazům, s radostí, jak někteří vojáci pohnutí Šeinerem odhodili zbraně a jiní je odhodili, aby nevyčnívali.</text:p>
      <text:p text:style-name="Lekce_20_-_20_normal">Obrovský, uši drásající skřípot přitáhl mou pozornost k bráně. Stál před ní jediný voják, osvětlený matným světlem. Brána se před ním otevírala a nechávala proniknou silné paprsky světla z irácké pouště. Dolehly ke mně slavnostní hlasy vítězství.</text:p>
      <text:p text:style-name="Lekce_20_-_20_normal">Dveře za mnou, už tak rozžhavené, že zářil<text:span text:style-name="T33">y</text:span> jako žárovka, se rozpadly na padrť. Za nimi stáli zbrojnoši, jejichž hledí vypadalo v rozpacích.</text:p>
      <text:p text:style-name="Lekce_20_-_20_normal">„Pardon,“ řekl jeden. „Nechceme rušit.“ Pomalu se vsoukali dovnitř. Nechala jsem je, ať si dělají, jak uznají za vhodné. Už nevypadali rozzuřeně, spíš zvědavě.</text:p>
      <text:p text:style-name="Lekce_20_-_20_normal">Šeiner zastavil válku. Přemluvil vojáky, aby přestali bojovat za učitele.</text:p>
      <text:p text:style-name="Lekce_20_-_20_normal">Obě armády spojily síly pod Věží. Vzduchem se neslo: „Dáma hrozeb doseděla, chytíme ji, bude mela.“</text:p>
      <text:p text:style-name="Lekce_20_-_20_normal">Černé davy se tlačil<text:span text:style-name="T33">y</text:span> Věží k Lajdové. Měla bych něco udělat? Zastavit? Mé rozkazy byly jasné.</text:p>
      <text:p text:style-name="Lekce_20_-_20_normal">Jako bych je přivolala, zazvonil mi telefon. Přišla zpráva od Federace a já věděla, že Šeiner prohrál. Proti bankám nikdo nemůže bojovat.</text:p>
      <text:p text:style-name="Lekce_20_-_20_normal">VŠICHNI BANKOMATI CHRAŇTE ÚSTUP LAJDOVÉ K TELEPORTU. PŘESUŇTE JI NA PANDORU K JEJÍM FANATICKÝM VOJÁKŮM.</text:p>
      <text:p text:style-name="Lekce_20_-_20_normal">Náhlé světlo zazářilo na špičku Věže. Zbylá brnění, která neodvedla Šeinera k učitelům shromážděným pod Věží, se nahrnula k oknu a vzhlédla. Mocný útočný řev se rozlil po spojených armádách.</text:p>
      <text:p text:style-name="Lekce_20_-_20_normal">Zapnula jsem vnitřní kamerový systém Babylonu, ovládaný z této místnosti. Tisíc bankomatů oděných v nezničitelných pancéřích stálo v cestě mezi běžnými vojáky a Lajdovou prchající do portálu v časoprostoru. Bylo jasné, že vojáci neměli šanci. Proti brnění zakoupeném všemi penězi vesmíru není, co dělat.</text:p>
      <text:p text:style-name="Lekce_20_-_20_normal">Tak jsem nakonec nemusela zasahovat vůbec. Ze srdce mi spadl kámen a zanechal po sobě provinilou díru.</text:p>
      <text:p text:style-name="Lekce_20_-_20_normal">Podívala jsem se na telefon. Když zpráva zmizela, objevilo se tam něco, co jsem nečekala.</text:p>
      <text:p text:style-name="Lekce_20_-_20_normal">MADAM KULIBRKO, JAK JSEM ŘÍKAL, <text:span text:style-name="Emphasis">VŠICHNI</text:span> SE MUSÍ ROZHODNOUT.</text:p>
      <text:p text:style-name="Lekce_20_-_20_nadpis">Lekce LV</text:p>
      <text:p text:style-name="Lekce_20_-_20_první_20_odstavec">Pod jeho slovy zářil dotazník s pečetí Spolkové Bankovní Federace. Stálo na něm:</text:p>
      <text:p text:style-name="Lekce_20_-_20_normal">Opravdu chcete opakovat platbu?         ANO         NE</text:p>
      <text:p text:style-name="Lekce_20_-_20_normal">Původní platba:</text:p>
      <text:p text:style-name="Lekce_20_-_20_normal">Částku - 14 237 hlasů - převést s okamžitou platností na účet: Kantor Horký.</text:p>
      <text:p text:style-name="Lekce_20_-_20_normal">Platba bude opakovaná pět set tisíckrát.</text:p>
      <text:p text:style-name="Lekce_20_-_20_normal">VAROVÁNÍ: Po této transakci budete mí 0 bodů na účtě.</text:p>
      <text:p text:style-name="Lekce_20_-_20_normal">Ruce se mi třásly. Hlava mi třeštila. Šeiner říkal, že hlasy nemohl ukrást, protože příkaz o převodu nešel do banky, ale sem, do Babylonu. Že zde je nějaká další fronta obrany. A před chvíli se naboural do systému.</text:p>
      <text:p text:style-name="Lekce_20_-_20_normal">Podívala jsem se na Lajdovou, napůl cesty k portálu. Její obraz ve špatném rozlišení volal na své nejbližší ochránce. Takový člověk by měl velet všemu učitelstvu světa?</text:p>
      <text:p text:style-name="Lekce_20_-_20_normal">Ano. Ano měl, protože mé banky to tak chtěly. Kdyby Šeiner převedl peníze sám, což mohl, nebylo by na tom nic špatně. Ale já? Já jsem bankomat. Já do <text:span text:style-name="Emphasis">závodu</text:span> nezasahuji. Naposledy, když jsem tak učinila, jsem přišla o křečka. Proč hlasy nepřevedl sám?</text:p>
      <text:p text:style-name="Lekce_20_-_20_normal">Protože se všichni musí rozhodnout. V proslovu prohlašoval, že učitelé by neměli rozhodovat o tom, jaký svět bude. Nemohl se rozhodnout za sebe, tak to nechal na mně. Já sama bych musela chtít to změnit.</text:p>
      <text:p text:style-name="Lekce_20_-_20_normal">Podívala jsem se na bankomaty, <text:span text:style-name="T11">bezemocn</text:span><text:span text:style-name="T18">é</text:span>, chladné ideály člověka plnícího rozkazy. K tomu jsme byli vychovaní. K tomu nás na universitě vedli. Jaké právo jsem měla to měnit? Měnit svatá pravidla <text:span text:style-name="Emphasis">závodu</text:span>?</text:p>
      <text:p text:style-name="Lekce_20_-_20_normal">Mobil se mi rozklepal v ruce. Položila jsem ho na stůl, aby mi nevypadl. Špatně se mi dýchalo. Proč si nevybral někoho jiného? Proč zrovna já se mám rozhodnout? Proč ne jiný bankomat?</text:p>
      <text:p text:style-name="Lekce_20_-_20_normal"><text:soft-page-break/>A podívala jsem se na vojáky. Marně se snažili prodrat se první řadou bankomatů. Lajdová prchala. Pandora, kde jsem s ní byla, na ni čekala s otevřenou náručí plnou nábojů a raket.</text:p>
      <text:p text:style-name="Lekce_20_-_20_normal">Hlava mi padla na stůl, plná neřešitelných problémů. A ruka zmáčkla ANO■</text:p>
      <text:h text:style-name="Heading_20_1" text:outline-level="1"><text:bookmark-start text:name="orgdef83c9"/>± Zpověď<text:bookmark-end text:name="orgdef83c9"/></text:h>
      <text:p text:style-name="Text_20_body">Toto je zpravodaj Ilinovský z balónu Monta Karlos. Letíme nad polem historické bitvy mezi silami paní Lajdové a, jak se ukazuje, pana Macháčka, který nakonec není v Kamelotu, ale zde v Iráku u brány do Babylonu.</text:p>
      <text:p text:style-name="Text_20_body">Tato bitva, zdá se, nemá vítěze. Po srdceryvném proslovu pana Šeinera obě strany složily zbraně a jal<text:span text:style-name="T33">y</text:span> se zajmout všechny přítomné kantory. Samozvaní velitelé celé akce prohlašují, že je deponují do Der Weiderhohlle Flüsemschliessem, kam podle nich patří, a nechají je <text:span text:style-name="Emphasis">závodit</text:span> si mezi sebou.</text:p>
      <text:p text:style-name="Text_20_body">Avšak armáda bankomatů dostala v poslední chvíli rozkazy chránit největšího držitele hlasů v <text:span text:style-name="T37">závodě</text:span><text:span text:style-name="T38"> </text:span>při úniku. Paní Lajdová se obklopila jejich neproniknutelnou vůlí a prchala do dimenze Pandora.</text:p>
      <text:p text:style-name="Text_20_body">Náhle však ze záhadných důvodů přišla o všechny své hlasy v trezorech Bankovní Federace. Bankomati ihned dostali rozkazy přestat ji chránit, složili zbraně a nechali vojáky projít.</text:p>
      <text:p text:style-name="Text_20_body">Lajdovou s křikotem „Já jsem Dáma hrozeb, nesahejte na mě, nebo vám pohrozím. A smrdíte,“ odtáhli k ostatním a pro jistotu aplikovali Hannibalova pouta.</text:p>
      <text:p text:style-name="Text_20_body">POZNÁMKA PRO MARTINA: Hannibal Lecter, kdybys nevěděl. Kdyžtak hledej. Pro obrázek.</text:p>
      <text:p text:style-name="Text_20_body">Babylon je nyní vyprazdňován. Teď, jestli mne omluvíte, balón jistého protivnického časopisu vypadá, že chce opět vzlétnout. Musíme zasáhnout■</text:p>
      <text:p text:style-name="Špeh_20_-_20_nadpis">Špeh</text:p>
      <text:p text:style-name="P6">Cíl nalezen poté, co mi zmizel v Dark Webu. Dáma hrozeb padla. Čekám na další pokyny. Mám ji osvobodit?</text:p>
      <text:p text:style-name="P6"><text:line-break/><text:span text:style-name="OrgCode">Šifrovaná zpráva opačným směrem.</text:span></text:p>
      <text:p text:style-name="P6"><text:span text:style-name="OrgCode"/></text:p>
      <text:p text:style-name="Špeh">Rozumím. Projekt Babylon opouštím. Zahajuji hledání nového cíle; kódové označení Fénix.</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bla 5</text:chapter><text:s text:c="3"/><text:span text:style-name="MT1">| </text:span><text:page-number text:select-page="current">27</text:page-number></text:p>
      </style:footer>
      <style:footer-left>
        <text:p text:style-name="MP2"><text:page-number text:select-page="current">26</text:page-number><text:s/><text:span text:style-name="MT1">| <text:s text:c="2"/></text:span><text:chapter text:display="name" text:outline-level="1">Lekce…</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ONTE KARLOS NĚKDENÍK</dc:title>
    <dc:date>2021-04-12T21:06:58.313000000</dc:date>
    <meta:editing-duration>PT39M30S</meta:editing-duration>
    <meta:editing-cycles>9</meta:editing-cycles>
    <meta:generator>LibreOffice/6.3.5.2$Windows_X86_64 LibreOffice_project/dd0751754f11728f69b42ee2af66670068624673</meta:generator>
    <meta:document-statistic meta:table-count="0" meta:image-count="0" meta:object-count="0" meta:page-count="30" meta:paragraph-count="557" meta:word-count="8777" meta:character-count="53178" meta:non-whitespace-character-count="44935"/>
    <meta:user-defined meta:name="Subtitle">Drahá matko</meta:user-defined>
  </office:meta>
</office:document-meta>
</file>